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cm"/>
    </style:style>
    <style:style style:name="co2" style:family="table-column">
      <style:table-column-properties fo:break-before="auto" style:column-width="7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28.797cm" fo:break-before="auto" style:use-optimal-row-height="true"/>
    </style:style>
    <style:style style:name="ro3" style:family="table-row">
      <style:table-row-properties style:row-height="20.90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fo:border="0.74pt solid #333333"/>
    </style:style>
    <style:style style:name="ce3" style:family="table-cell" style:parent-style-name="Default">
      <style:table-cell-properties style:text-align-source="fix" style:repeat-content="false" fo:border="0.74pt solid #333333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border="0.74pt solid #333333" style:vertical-align="middle"/>
      <style:paragraph-properties fo:text-align="center" fo:margin-left="0cm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ackground-color="#00a933" style:text-align-source="fix" style:repeat-content="false" fo:border="0.74pt solid #333333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74pt solid #333333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wrap-option="wrap" fo:border="0.74pt solid #333333" style:vertical-align="top"/>
      <style:text-properties fo:hyphenate="true"/>
    </style:style>
    <style:style style:name="ce15" style:family="table-cell" style:parent-style-name="Default">
      <style:table-cell-properties fo:background-color="#ff0000" style:text-align-source="fix" style:repeat-content="false" fo:border="0.74pt solid #333333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="0.74pt solid #333333"/>
    </style:style>
    <style:style style:name="ce17" style:family="table-cell" style:parent-style-name="Default">
      <style:table-cell-properties fo:border="0.74pt solid #333333"/>
      <style:text-properties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ackground-color="transparent" fo:border="0.74pt solid #333333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19" style:family="table-cell" style:parent-style-name="Default">
      <style:table-cell-properties fo:background-color="transparent" fo:border="0.74pt solid #333333"/>
    </style:style>
    <style:style style:name="ce18" style:family="table-cell" style:parent-style-name="Default">
      <style:table-cell-properties fo:wrap-option="wrap" fo:border="0.74pt solid #333333" style:vertical-align="top"/>
      <style:text-properties fo:font-size="8pt" style:font-size-asian="8pt" style:font-size-complex="8pt" fo:hyphenate="true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2" table:number-columns-repeated="3" table:default-cell-style-name="ce21"/>
        <table:table-column table:style-name="co2" table:default-cell-style-name="ce16"/>
        <table:table-column table:style-name="co2" table:number-columns-repeated="3" table:default-cell-style-name="ce17"/>
        <table:table-column table:style-name="co2" table:default-cell-style-name="ce16"/>
        <table:table-column table:style-name="co2" table:number-columns-repeated="3" table:default-cell-style-name="ce21"/>
        <table:table-column table:style-name="co2" table:default-cell-style-name="ce16"/>
        <table:table-column table:style-name="co2" table:number-columns-repeated="3" table:default-cell-style-name="ce17"/>
        <table:table-column table:style-name="co2" table:default-cell-style-name="Default"/>
        <table:table-row table:style-name="ro1">
          <table:table-cell table:style-name="ce1"/>
          <table:table-cell table:style-name="ce9" office:value-type="string" calcext:value-type="string" table:number-columns-spanned="16" table:number-rows-spanned="1">
            <text:p>avecEllip</text:p>
          </table:table-cell>
          <table:covered-table-cell table:number-columns-repeated="3" table:style-name="ce16"/>
          <table:covered-table-cell/>
          <table:covered-table-cell table:number-columns-repeated="3" table:style-name="ce16"/>
          <table:covered-table-cell/>
          <table:covered-table-cell table:number-columns-repeated="3" table:style-name="ce16"/>
          <table:covered-table-cell/>
          <table:covered-table-cell table:number-columns-repeated="3" table:style-name="ce16"/>
          <table:table-cell/>
        </table:table-row>
        <table:table-row table:style-name="ro1">
          <table:table-cell table:style-name="ce1"/>
          <table:table-cell office:value-type="string" calcext:value-type="string" table:number-columns-spanned="16" table:number-rows-spanned="1">
            <text:p>No neigh_modify</text:p>
            <text:p>#neigh_modify delay 0 every 100 check yes</text:p>
          </table:table-cell>
          <table:covered-table-cell table:number-columns-repeated="3" table:style-name="ce16"/>
          <table:covered-table-cell/>
          <table:covered-table-cell table:number-columns-repeated="3" table:style-name="ce16"/>
          <table:covered-table-cell/>
          <table:covered-table-cell table:number-columns-repeated="3" table:style-name="ce16"/>
          <table:covered-table-cell/>
          <table:covered-table-cell table:number-columns-repeated="3" table:style-name="ce16"/>
          <table:table-cell/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 table:number-columns-spanned="8" table:number-rows-spanned="1">
            <text:p>newton on</text:p>
          </table:table-cell>
          <table:covered-table-cell table:number-columns-repeated="4" table:style-name="ce17"/>
          <table:covered-table-cell table:number-columns-repeated="3"/>
          <table:table-cell table:style-name="ce3" office:value-type="string" calcext:value-type="string" table:number-columns-spanned="8" table:number-rows-spanned="1">
            <text:p>newton off</text:p>
          </table:table-cell>
          <table:covered-table-cell table:number-columns-repeated="4" table:style-name="ce17"/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 table:number-columns-spanned="4" table:number-rows-spanned="1">
            <text:p>Stable</text:p>
          </table:table-cell>
          <table:covered-table-cell table:number-columns-repeated="3" table:style-name="ce17"/>
          <table:table-cell table:style-name="ce3" office:value-type="string" calcext:value-type="string" table:number-columns-spanned="4" table:number-rows-spanned="1">
            <text:p>My Kokkos Branch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Stable</text:p>
          </table:table-cell>
          <table:covered-table-cell table:number-columns-repeated="3" table:style-name="ce17"/>
          <table:table-cell table:style-name="ce3" office:value-type="string" calcext:value-type="string" table:number-columns-spanned="4" table:number-rows-spanned="1">
            <text:p>My Kokkos Branch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Run Type</text:p>
          </table:table-cell>
          <table:table-cell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/>
        </table:table-row>
        <table:table-row table:style-name="ro1">
          <table:table-cell office:value-type="string" calcext:value-type="string">
            <text:p>Pass/Fail</text:p>
          </table:table-cell>
          <table:table-cell table:style-name="ce12" office:value-type="string" calcext:value-type="string">
            <text:p>Pass</text:p>
          </table:table-cell>
          <table:table-cell table:number-columns-repeated="3" office:value-type="string" calcext:value-type="string">
            <text:p>Not Supported</text:p>
          </table:table-cell>
          <table:table-cell table:number-columns-repeated="5" table:style-name="ce12" office:value-type="string" calcext:value-type="string">
            <text:p>Pass</text:p>
          </table:table-cell>
          <table:table-cell table:number-columns-repeated="3" office:value-type="string" calcext:value-type="string">
            <text:p>Not Supported</text:p>
          </table:table-cell>
          <table:table-cell table:number-columns-repeated="4" table:style-name="ce12" office:value-type="string" calcext:value-type="string">
            <text:p>Pass</text:p>
          </table:table-cell>
          <table:table-cell/>
        </table:table-row>
        <table:table-row table:style-name="ro1">
          <table:table-cell office:value-type="string" calcext:value-type="string">
            <text:p>Comments</text:p>
          </table:table-cell>
          <table:table-cell table:style-name="ce6"/>
          <table:table-cell table:number-columns-repeated="3" office:value-type="string" calcext:value-type="string">
            <text:p>Not Supported</text:p>
          </table:table-cell>
          <table:table-cell table:style-name="ce6" office:value-type="string" calcext:value-type="string" table:number-columns-spanned="4" table:number-rows-spanned="1">
            <text:p>mem_alloc and usage totally fine</text:p>
            <text:p>Slow on GPU due to 'newton on’</text:p>
            <text:p/>
          </table:table-cell>
          <table:covered-table-cell table:number-columns-repeated="3" table:style-name="ce19"/>
          <table:table-cell table:style-name="ce6" office:value-type="string" calcext:value-type="string" table:number-columns-spanned="8" table:number-rows-spanned="1">
            <text:p>‘newton off’ seems to be fine here with Ellipsoid, unlike Bond</text:p>
          </table:table-cell>
          <table:covered-table-cell table:number-columns-repeated="3" table:style-name="ce6"/>
          <table:covered-table-cell/>
          <table:covered-table-cell table:number-columns-repeated="3" table:style-name="ce16"/>
          <table:table-cell/>
        </table:table-row>
        <table:table-row table:style-name="ro2">
          <table:table-cell office:value-type="string" calcext:value-type="string">
            <text:p>LAMMPS Log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, perpetual</text:span></text:p>
            <text:p><text:span text:style-name="T1">      attributes: half, newton on</text:span></text:p>
            <text:p><text:span text:style-name="T1">      pair build: half/bin/atomonly/newton</text:span></text:p>
            <text:p><text:span text:style-name="T1">      stencil: half/bin/3d</text:span></text:p>
            <text:p><text:span text:style-name="T1">      bin: standard</text:span></text:p>
            <text:p><text:span text:style-name="T1">0  ekin = 527.085 | epot = 217460.859680978 | etot = 217987.944680978</text:span></text:p>
            <text:p><text:span text:style-name="T1">Per MPI rank memory allocation (min/avg/max) = 6.89 | 6.895 | 6.899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              6.2034133      7.8610849    </text:span></text:p>
            <text:p><text:span text:style-name="T1">5000  ekin = 213998.010502844 | epot = 3989.76956199608 | etot = 217987.78006484</text:span></text:p>
            <text:p><text:span text:style-name="T1">10000  ekin = 212152.574073177 | epot = 5835.21523976149 | etot = 217987.789312939</text:span></text:p>
            <text:p><text:span text:style-name="T1">15000  ekin = 209320.050637886 | epot = 8667.73674403313 | etot = 217987.787381919</text:span></text:p>
            <text:p><text:span text:style-name="T1">20000  ekin = 207764.612125876 | epot = 10223.1789979304 | etot = 217987.791123806</text:span></text:p>
            <text:p><text:span text:style-name="T1">25000  ekin = 207203.454224786 | epot = 10784.3393909966 | etot = 217987.793615783</text:span></text:p>
            <text:p><text:span text:style-name="T1">30000  ekin = 205248.442723684 | epot = 12739.3429533929 | etot = 217987.785677077</text:span></text:p>
            <text:p><text:span text:style-name="T1">35000  ekin = 202491.160374312 | epot = 15496.629095974 | etot = 217987.789470286</text:span></text:p>
            <text:p><text:span text:style-name="T1">40000  ekin = 201630.387432706 | epot = 16357.405042611 | etot = 217987.792475317</text:span></text:p>
            <text:p><text:span text:style-name="T1">45000  ekin = 202813.26574536 | epot = 15174.5233574646 | etot = 217987.789102824</text:span></text:p>
            <text:p><text:span text:style-name="T1">50000  ekin = 204592.393121412 | epot = 13395.395968408 | etot = 217987.78908982</text:span></text:p>
            <text:p><text:span text:style-name="T1">     50000   3.8815825      0.3812008      0              6.2034089      1.9184068    </text:span></text:p>
            <text:p><text:span text:style-name="T1">Loop time of 30.8518 on 8 procs for 50000 steps with 35140 atoms</text:span></text:p>
            <text:p><text:span text:style-name="T1"/></text:p>
            <text:p><text:span text:style-name="T1">Performance: 14002.408 tau/day, 1620.649 timesteps/s, 56.950 Matom-step/s</text:span></text:p>
            <text:p><text:span text:style-name="T1">83.8% CPU use with 8 MPI tasks x 1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9.5421     | 10.273     | 10.96      |  14.8 | 33.30</text:span></text:p>
            <text:p><text:span text:style-name="T1">Neigh   | 0.45014    | 0.4828     | 0.51257    |   2.9 |  1.56</text:span></text:p>
            <text:p><text:span text:style-name="T1">Comm    | 16.272     | 17.479     | 18.695     |  22.7 | 56.65</text:span></text:p>
            <text:p><text:span text:style-name="T1">Output  | 0.020566   | 0.024307   | 0.02801    |   1.6 |  0.08</text:span></text:p>
            <text:p><text:span text:style-name="T1">Modify  | 0.98767    | 1.0372     | 1.1212     |   3.9 |  3.36</text:span></text:p>
            <text:p><text:span text:style-name="T1">Other   |            | 1.556      |            |       |  5.04</text:span></text:p>
            <text:p><text:span text:style-name="T1"/></text:p>
            <text:p><text:span text:style-name="T1">Nlocal:         4392.5 ave        4757 max        4006 min</text:span></text:p>
            <text:p><text:span text:style-name="T1">Histogram: 1 2 0 0 0 1 2 0 0 2</text:span></text:p>
            <text:p><text:span text:style-name="T1">Nghost:          10866 ave       11190 max       10570 min</text:span></text:p>
            <text:p><text:span text:style-name="T1">Histogram: 2 0 1 1 0 1 0 1 1 1</text:span></text:p>
            <text:p><text:span text:style-name="T1">Neighs:        73002.8 ave       83222 max       59009 min</text:span></text:p>
            <text:p><text:span text:style-name="T1">Histogram: 1 0 1 1 1 0 0 0 2 2</text:span></text:p>
            <text:p><text:span text:style-name="T1"/></text:p>
            <text:p><text:span text:style-name="T1">Total # of neighbors = 584022</text:span></text:p>
            <text:p><text:span text:style-name="T1">Ave neighs/atom = 16.619863</text:span></text:p>
            <text:p><text:span text:style-name="T1">Neighbor list builds = 174</text:span></text:p>
            <text:p><text:span text:style-name="T1">Dangerous builds = 0</text:span></text:p>
            <text:p><text:span text:style-name="T1"/></text:p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/></text:p>
            <text:p><text:span text:style-name="T1">Total wall time: 0:00:31</text:span></text:p>
          </table:table-cell>
          <table:table-cell table:number-columns-repeated="3" office:value-type="string" calcext:value-type="string">
            <text:p>Not Supported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, perpetual</text:span></text:p>
            <text:p><text:span text:style-name="T1">      attributes: half, newton on</text:span></text:p>
            <text:p><text:span text:style-name="T1">      pair build: half/bin/atomonly/newton</text:span></text:p>
            <text:p><text:span text:style-name="T1">      stencil: half/bin/3d</text:span></text:p>
            <text:p><text:span text:style-name="T1">      bin: standard</text:span></text:p>
            <text:p><text:span text:style-name="T1">0  ekin = 527.085 | epot = 217460.859680978 | etot = 217987.944680978</text:span></text:p>
            <text:p><text:span text:style-name="T1">Per MPI rank memory allocation (min/avg/max) = 6.89 | 6.895 | 6.899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              6.2034133      7.8610849    </text:span></text:p>
            <text:p><text:span text:style-name="T1">5000  ekin = 213998.010502844 | epot = 3989.76956199608 | etot = 217987.78006484</text:span></text:p>
            <text:p><text:span text:style-name="T1">10000  ekin = 212152.574073177 | epot = 5835.21523976149 | etot = 217987.789312939</text:span></text:p>
            <text:p><text:span text:style-name="T1">15000  ekin = 209320.050637886 | epot = 8667.73674403313 | etot = 217987.787381919</text:span></text:p>
            <text:p><text:span text:style-name="T1">20000  ekin = 207764.612125876 | epot = 10223.1789979304 | etot = 217987.791123806</text:span></text:p>
            <text:p><text:span text:style-name="T1">25000  ekin = 207203.454224786 | epot = 10784.3393909966 | etot = 217987.793615783</text:span></text:p>
            <text:p><text:span text:style-name="T1">30000  ekin = 205248.442723684 | epot = 12739.3429533929 | etot = 217987.785677077</text:span></text:p>
            <text:p><text:span text:style-name="T1">35000  ekin = 202491.160374312 | epot = 15496.629095974 | etot = 217987.789470286</text:span></text:p>
            <text:p><text:span text:style-name="T1">40000  ekin = 201630.387432706 | epot = 16357.405042611 | etot = 217987.792475317</text:span></text:p>
            <text:p><text:span text:style-name="T1">45000  ekin = 202813.26574536 | epot = 15174.5233574646 | etot = 217987.789102824</text:span></text:p>
            <text:p><text:span text:style-name="T1">50000  ekin = 204592.393121412 | epot = 13395.395968408 | etot = 217987.78908982</text:span></text:p>
            <text:p><text:span text:style-name="T1">     50000   3.8815825      0.3812008      0              6.2034089      1.9184068    </text:span></text:p>
            <text:p><text:span text:style-name="T1">Loop time of 31.881 on 8 procs for 50000 steps with 35140 atoms</text:span></text:p>
            <text:p><text:span text:style-name="T1"/></text:p>
            <text:p><text:span text:style-name="T1">Performance: 13550.374 tau/day, 1568.330 timesteps/s, 55.111 Matom-step/s</text:span></text:p>
            <text:p><text:span text:style-name="T1">84.4% CPU use with 8 MPI tasks x 1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9.5079     | 10.315     | 11.024     |  15.5 | 32.36</text:span></text:p>
            <text:p><text:span text:style-name="T1">Neigh   | 0.44788    | 0.48327    | 0.51316    |   3.0 |  1.52</text:span></text:p>
            <text:p><text:span text:style-name="T1">Comm    | 17.351     | 18.48      | 19.716     |  20.9 | 57.97</text:span></text:p>
            <text:p><text:span text:style-name="T1">Output  | 0.023816   | 0.027721   | 0.03152    |   1.5 |  0.09</text:span></text:p>
            <text:p><text:span text:style-name="T1">Modify  | 0.98099    | 1.0151     | 1.0445     |   2.3 |  3.18</text:span></text:p>
            <text:p><text:span text:style-name="T1">Other   |            | 1.559      |            |       |  4.89</text:span></text:p>
            <text:p><text:span text:style-name="T1"/></text:p>
            <text:p><text:span text:style-name="T1">Nlocal:         4392.5 ave        4757 max        4006 min</text:span></text:p>
            <text:p><text:span text:style-name="T1">Histogram: 1 2 0 0 0 1 2 0 0 2</text:span></text:p>
            <text:p><text:span text:style-name="T1">Nghost:          10866 ave       11190 max       10570 min</text:span></text:p>
            <text:p><text:span text:style-name="T1">Histogram: 2 0 1 1 0 1 0 1 1 1</text:span></text:p>
            <text:p><text:span text:style-name="T1">Neighs:        73002.8 ave       83222 max       59009 min</text:span></text:p>
            <text:p><text:span text:style-name="T1">Histogram: 1 0 1 1 1 0 0 0 2 2</text:span></text:p>
            <text:p><text:span text:style-name="T1"/></text:p>
            <text:p><text:span text:style-name="T1">Total # of neighbors = 584022</text:span></text:p>
            <text:p><text:span text:style-name="T1">Ave neighs/atom = 16.619863</text:span></text:p>
            <text:p><text:span text:style-name="T1">Neighbor list builds = 174</text:span></text:p>
            <text:p><text:span text:style-name="T1">Dangerous builds = 0</text:span></text:p>
            <text:p><text:span text:style-name="T1"/></text:p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/></text:p>
            <text:p><text:span text:style-name="T1">Total wall time: 0:00:32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0  ekin = 527.085 | epot = 217460.859681001 | etot = 217987.944681001</text:span></text:p>
            <text:p><text:span text:style-name="T1">Per MPI rank memory allocation (min/avg/max) = 7.614 | 7.614 | 7.614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              6.2034133      7.8610849    </text:span></text:p>
            <text:p><text:span text:style-name="T1">5000  ekin = 213998.010502844 | epot = 3989.76956199609 | etot = 217987.78006484</text:span></text:p>
            <text:p><text:span text:style-name="T1">10000  ekin = 212152.574073177 | epot = 5835.2152397615 | etot = 217987.789312939</text:span></text:p>
            <text:p><text:span text:style-name="T1">15000  ekin = 209320.050637884 | epot = 8667.73674403418 | etot = 217987.787381919</text:span></text:p>
            <text:p><text:span text:style-name="T1">20000  ekin = 207764.612125888 | epot = 10223.1789979181 | etot = 217987.791123806</text:span></text:p>
            <text:p><text:span text:style-name="T1">25000  ekin = 207203.454222275 | epot = 10784.3393935072 | etot = 217987.793615782</text:span></text:p>
            <text:p><text:span text:style-name="T1">30000  ekin = 205248.442701813 | epot = 12739.3429752883 | etot = 217987.785677101</text:span></text:p>
            <text:p><text:span text:style-name="T1">35000  ekin = 202491.160164838 | epot = 15496.6293053087 | etot = 217987.789470146</text:span></text:p>
            <text:p><text:span text:style-name="T1">40000  ekin = 201630.403218344 | epot = 16357.3892696983 | etot = 217987.792488042</text:span></text:p>
            <text:p><text:span text:style-name="T1">45000  ekin = 202812.874103766 | epot = 15174.9149920506 | etot = 217987.789095816</text:span></text:p>
            <text:p><text:span text:style-name="T1">50000  ekin = 204590.546167387 | epot = 13397.2431215215 | etot = 217987.789288908</text:span></text:p>
            <text:p><text:span text:style-name="T1">     50000   3.8815475      0.38125336     0              6.2034089      1.918426     </text:span></text:p>
            <text:p><text:span text:style-name="T1">Loop time of 33.3579 on 8 procs for 50000 steps with 35140 atoms</text:span></text:p>
            <text:p><text:span text:style-name="T1"/></text:p>
            <text:p><text:span text:style-name="T1">Performance: 12950.466 tau/day, 1498.896 timesteps/s, 52.671 Matom-step/s</text:span></text:p>
            <text:p><text:span text:style-name="T1">85.1% CPU use with 8 MPI tasks x 1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9.2198     | 10.016     | 10.707     |  15.5 | 30.03</text:span></text:p>
            <text:p><text:span text:style-name="T1">Neigh   | 0.43993    | 0.4755     | 0.5081     |   3.0 |  1.43</text:span></text:p>
            <text:p><text:span text:style-name="T1">Comm    | 17.371     | 18.471     | 19.691     |  20.1 | 55.37</text:span></text:p>
            <text:p><text:span text:style-name="T1">Output  | 0.020256   | 0.024023   | 0.027715   |   1.6 |  0.07</text:span></text:p>
            <text:p><text:span text:style-name="T1">Modify  | 1.4205     | 1.4721     | 1.5439     |   3.0 |  4.41</text:span></text:p>
            <text:p><text:span text:style-name="T1">Other   |            | 2.899      |            |       |  8.69</text:span></text:p>
            <text:p><text:span text:style-name="T1"/></text:p>
            <text:p><text:span text:style-name="T1">Nlocal:         4392.5 ave        4757 max        4006 min</text:span></text:p>
            <text:p><text:span text:style-name="T1">Histogram: 1 2 0 0 0 1 2 0 0 2</text:span></text:p>
            <text:p><text:span text:style-name="T1">Nghost:          10866 ave       11190 max       10570 min</text:span></text:p>
            <text:p><text:span text:style-name="T1">Histogram: 2 0 1 1 0 1 1 0 1 1</text:span></text:p>
            <text:p><text:span text:style-name="T1">Neighs:        73003.8 ave       83229 max       59008 min</text:span></text:p>
            <text:p><text:span text:style-name="T1">Histogram: 1 0 1 1 1 0 0 0 2 2</text:span></text:p>
            <text:p><text:span text:style-name="T1"/></text:p>
            <text:p><text:span text:style-name="T1">Total # of neighbors = 584030</text:span></text:p>
            <text:p><text:span text:style-name="T1">Ave neighs/atom = 16.620091</text:span></text:p>
            <text:p><text:span text:style-name="T1">Neighbor list builds = 174</text:span></text:p>
            <text:p><text:span text:style-name="T1">Dangerous builds = 0</text:span></text:p>
            <text:p><text:span text:style-name="T1"/></text:p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/></text:p>
            <text:p><text:span text:style-name="T1">Total wall time: 0:00:33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0  ekin = 527.084999999999 | epot = 217460.859680998 | etot = 217987.944680998</text:span></text:p>
            <text:p><text:span text:style-name="T1">Per MPI rank memory allocation (min/avg/max) = 34.14 | 34.14 | 34.14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              6.2034133      7.8610849    </text:span></text:p>
            <text:p><text:span text:style-name="T1">5000  ekin = 213998.010502845 | epot = 3989.76956199604 | etot = 217987.780064841</text:span></text:p>
            <text:p><text:span text:style-name="T1">10000  ekin = 212152.574073362 | epot = 5835.21523957569 | etot = 217987.789312937</text:span></text:p>
            <text:p><text:span text:style-name="T1">15000  ekin = 209320.050641719 | epot = 8667.73674019747 | etot = 217987.787381916</text:span></text:p>
            <text:p><text:span text:style-name="T1">20000  ekin = 207764.611846605 | epot = 10223.1792772594 | etot = 217987.791123864</text:span></text:p>
            <text:p><text:span text:style-name="T1">25000  ekin = 207203.453392987 | epot = 10784.3402205646 | etot = 217987.793613552</text:span></text:p>
            <text:p><text:span text:style-name="T1">30000  ekin = 205247.54026361 | epot = 12740.2454164387 | etot = 217987.785680049</text:span></text:p>
            <text:p><text:span text:style-name="T1">35000  ekin = 202589.405203221 | epot = 15398.3830163604 | etot = 217987.788219582</text:span></text:p>
            <text:p><text:span text:style-name="T1">40000  ekin = 201668.286102776 | epot = 16319.5078288542 | etot = 217987.793931631</text:span></text:p>
            <text:p><text:span text:style-name="T1">45000  ekin = 203061.430438678 | epot = 14926.3603900504 | etot = 217987.790828729</text:span></text:p>
            <text:p><text:span text:style-name="T1">50000  ekin = 204167.398484299 | epot = 13820.3944463483 | etot = 217987.792930647</text:span></text:p>
            <text:p><text:span text:style-name="T1">     50000   3.8735194      0.39329523     0              6.203409       1.9358054    </text:span></text:p>
            <text:p><text:span text:style-name="T1">Loop time of 107.642 on 2 procs for 50000 steps with 35140 atoms</text:span></text:p>
            <text:p><text:span text:style-name="T1"/></text:p>
            <text:p><text:span text:style-name="T1">Performance: 4013.294 tau/day, 464.502 timesteps/s, 16.323 Matom-step/s</text:span></text:p>
            <text:p><text:span text:style-name="T1">99.8% CPU use with 1 MPI tasks x 2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8.9075     | 8.9075     | 8.9075     |   0.0 |  8.28</text:span></text:p>
            <text:p><text:span text:style-name="T1">Neigh   | 0.21574    | 0.21574    | 0.21574    |   0.0 |  0.20</text:span></text:p>
            <text:p><text:span text:style-name="T1">Comm    | 69.414     | 69.414     | 69.414     |   0.0 | 64.49</text:span></text:p>
            <text:p><text:span text:style-name="T1">Output  | 0.14481    | 0.14481    | 0.14481    |   0.0 |  0.13</text:span></text:p>
            <text:p><text:span text:style-name="T1">Modify  | 26.866     | 26.866     | 26.866     |   0.0 | 24.96</text:span></text:p>
            <text:p><text:span text:style-name="T1">Other   |            | 2.094      |            |       |  1.95</text:span></text:p>
            <text:p><text:span text:style-name="T1"/></text:p>
            <text:p><text:span text:style-name="T1">Nlocal:          35140 ave       35140 max       35140 min</text:span></text:p>
            <text:p><text:span text:style-name="T1">Histogram: 1 0 0 0 0 0 0 0 0 0</text:span></text:p>
            <text:p><text:span text:style-name="T1">Nghost:          48550 ave       48550 max       48550 min</text:span></text:p>
            <text:p><text:span text:style-name="T1">Histogram: 1 0 0 0 0 0 0 0 0 0</text:span></text:p>
            <text:p><text:span text:style-name="T1">Neighs:         583620 ave      583620 max      583620 min</text:span></text:p>
            <text:p><text:span text:style-name="T1">Histogram: 1 0 0 0 0 0 0 0 0 0</text:span></text:p>
            <text:p><text:span text:style-name="T1"/></text:p>
            <text:p><text:span text:style-name="T1">Total # of neighbors = 583620</text:span></text:p>
            <text:p><text:span text:style-name="T1">Ave neighs/atom = 16.608423</text:span></text:p>
            <text:p><text:span text:style-name="T1">Neighbor list builds = 177</text:span></text:p>
            <text:p><text:span text:style-name="T1">Dangerous builds = 0</text:span></text:p>
            <text:p><text:span text:style-name="T1"/></text:p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/></text:p>
            <text:p><text:span text:style-name="T1">Total wall time: 0:01:48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0  ekin = 527.084999999999 | epot = 217460.859680998 | etot = 217987.944680998</text:span></text:p>
            <text:p><text:span text:style-name="T1">Per MPI rank memory allocation (min/avg/max) = 32.22 | 32.22 | 32.22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              6.2034133      7.8610849    </text:span></text:p>
            <text:p><text:span text:style-name="T1">5000  ekin = 213998.010502845 | epot = 3989.76956199603 | etot = 217987.780064841</text:span></text:p>
            <text:p><text:span text:style-name="T1">10000  ekin = 212152.574073362 | epot = 5835.21523957569 | etot = 217987.789312937</text:span></text:p>
            <text:p><text:span text:style-name="T1">15000  ekin = 209320.050641717 | epot = 8667.73674019882 | etot = 217987.787381916</text:span></text:p>
            <text:p><text:span text:style-name="T1">20000  ekin = 207764.611846605 | epot = 10223.1792772617 | etot = 217987.791123866</text:span></text:p>
            <text:p><text:span text:style-name="T1">25000  ekin = 207203.453392766 | epot = 10784.3402207852 | etot = 217987.793613551</text:span></text:p>
            <text:p><text:span text:style-name="T1">30000  ekin = 205247.540266021 | epot = 12740.2454140268 | etot = 217987.785680048</text:span></text:p>
            <text:p><text:span text:style-name="T1">35000  ekin = 202589.404955745 | epot = 15398.3832639031 | etot = 217987.788219648</text:span></text:p>
            <text:p><text:span text:style-name="T1">40000  ekin = 201668.293253838 | epot = 16319.5006771902 | etot = 217987.793931028</text:span></text:p>
            <text:p><text:span text:style-name="T1">45000  ekin = 203061.415462722 | epot = 14926.3753638135 | etot = 217987.790826536</text:span></text:p>
            <text:p><text:span text:style-name="T1">50000  ekin = 204168.513399201 | epot = 13819.2793378721 | etot = 217987.792737073</text:span></text:p>
            <text:p><text:span text:style-name="T1">     50000   3.8735406      0.3932635      0              6.203409       1.9357688    </text:span></text:p>
            <text:p><text:span text:style-name="T1">Loop time of 89.6843 on 2 procs for 50000 steps with 35140 atoms</text:span></text:p>
            <text:p><text:span text:style-name="T1"/></text:p>
            <text:p><text:span text:style-name="T1">Performance: 4816.896 tau/day, 557.511 timesteps/s, 19.591 Matom-step/s</text:span></text:p>
            <text:p><text:span text:style-name="T1">99.2% CPU use with 1 MPI tasks x 2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0.49374    | 0.49374    | 0.49374    |   0.0 |  0.55</text:span></text:p>
            <text:p><text:span text:style-name="T1">Neigh   | 0.18595    | 0.18595    | 0.18595    |   0.0 |  0.21</text:span></text:p>
            <text:p><text:span text:style-name="T1">Comm    | 58.283     | 58.283     | 58.283     |   0.0 | 64.99</text:span></text:p>
            <text:p><text:span text:style-name="T1">Output  | 0.14472    | 0.14472    | 0.14472    |   0.0 |  0.16</text:span></text:p>
            <text:p><text:span text:style-name="T1">Modify  | 28.51      | 28.51      | 28.51      |   0.0 | 31.79</text:span></text:p>
            <text:p><text:span text:style-name="T1">Other   |            | 2.067      |            |       |  2.30</text:span></text:p>
            <text:p><text:span text:style-name="T1"/></text:p>
            <text:p><text:span text:style-name="T1">Nlocal:          35140 ave       35140 max       35140 min</text:span></text:p>
            <text:p><text:span text:style-name="T1">Histogram: 1 0 0 0 0 0 0 0 0 0</text:span></text:p>
            <text:p><text:span text:style-name="T1">Nghost:          48550 ave       48550 max       48550 min</text:span></text:p>
            <text:p><text:span text:style-name="T1">Histogram: 1 0 0 0 0 0 0 0 0 0</text:span></text:p>
            <text:p><text:span text:style-name="T1">Neighs:         583618 ave      583618 max      583618 min</text:span></text:p>
            <text:p><text:span text:style-name="T1">Histogram: 1 0 0 0 0 0 0 0 0 0</text:span></text:p>
            <text:p><text:span text:style-name="T1"/></text:p>
            <text:p><text:span text:style-name="T1">Total # of neighbors = 583618</text:span></text:p>
            <text:p><text:span text:style-name="T1">Ave neighs/atom = 16.608367</text:span></text:p>
            <text:p><text:span text:style-name="T1">Neighbor list builds = 177</text:span></text:p>
            <text:p><text:span text:style-name="T1">Dangerous builds = 0</text:span></text:p>
            <text:p><text:span text:style-name="T1"/></text:p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/></text:p>
            <text:p><text:span text:style-name="T1">Total wall time: 0:01:30</text:span></text:p>
            <text:p><text:span text:style-name="T1"/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, perpetual</text:span></text:p>
            <text:p><text:span text:style-name="T1">      attributes: half, newton off</text:span></text:p>
            <text:p><text:span text:style-name="T1">      pair build: half/bin/atomonly/newtoff</text:span></text:p>
            <text:p><text:span text:style-name="T1">      stencil: full/bin/3d</text:span></text:p>
            <text:p><text:span text:style-name="T1">      bin: standard</text:span></text:p>
            <text:p><text:span text:style-name="T1">0  ekin = 527.085 | epot = 217460.859680966 | etot = 217987.944680966</text:span></text:p>
            <text:p><text:span text:style-name="T1">Per MPI rank memory allocation (min/avg/max) = 6.89 | 6.895 | 6.899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              6.2034133      7.8610849    </text:span></text:p>
            <text:p><text:span text:style-name="T1">5000  ekin = 213998.010502844 | epot = 3989.76956199611 | etot = 217987.78006484</text:span></text:p>
            <text:p><text:span text:style-name="T1">10000  ekin = 212152.574073177 | epot = 5835.21523976148 | etot = 217987.789312939</text:span></text:p>
            <text:p><text:span text:style-name="T1">15000  ekin = 209320.050637885 | epot = 8667.73674403402 | etot = 217987.787381919</text:span></text:p>
            <text:p><text:span text:style-name="T1">20000  ekin = 207764.612125928 | epot = 10223.1789978785 | etot = 217987.791123806</text:span></text:p>
            <text:p><text:span text:style-name="T1">25000  ekin = 207203.454224194 | epot = 10784.3393915905 | etot = 217987.793615784</text:span></text:p>
            <text:p><text:span text:style-name="T1">30000  ekin = 205248.442709494 | epot = 12739.342967599 | etot = 217987.785677093</text:span></text:p>
            <text:p><text:span text:style-name="T1">35000  ekin = 202491.160087991 | epot = 15496.6293819247 | etot = 217987.789469916</text:span></text:p>
            <text:p><text:span text:style-name="T1">40000  ekin = 201630.372502986 | epot = 16357.4199691577 | etot = 217987.792472144</text:span></text:p>
            <text:p><text:span text:style-name="T1">45000  ekin = 202812.813837877 | epot = 15174.9753716039 | etot = 217987.789209481</text:span></text:p>
            <text:p><text:span text:style-name="T1">50000  ekin = 204578.776213019 | epot = 13409.0131683067 | etot = 217987.789381326</text:span></text:p>
            <text:p><text:span text:style-name="T1">     50000   3.8813242      0.38158831     0              6.2034089      1.91882      </text:span></text:p>
            <text:p><text:span text:style-name="T1">Loop time of 24.7281 on 8 procs for 50000 steps with 35140 atoms</text:span></text:p>
            <text:p><text:span text:style-name="T1"/></text:p>
            <text:p><text:span text:style-name="T1">Performance: 17470.014 tau/day, 2021.992 timesteps/s, 71.053 Matom-step/s</text:span></text:p>
            <text:p><text:span text:style-name="T1">89.1% CPU use with 8 MPI tasks x 1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11.067     | 11.43      | 11.672     |   6.7 | 46.22</text:span></text:p>
            <text:p><text:span text:style-name="T1">Neigh   | 0.71595    | 0.73966    | 0.75932    |   1.9 |  2.99</text:span></text:p>
            <text:p><text:span text:style-name="T1">Comm    | 8.8389     | 9.2502     | 9.6917     |  12.4 | 37.41</text:span></text:p>
            <text:p><text:span text:style-name="T1">Output  | 0.021899   | 0.025641   | 0.02933    |   1.5 |  0.10</text:span></text:p>
            <text:p><text:span text:style-name="T1">Modify  | 0.98241    | 1.0101     | 1.0358     |   1.9 |  4.08</text:span></text:p>
            <text:p><text:span text:style-name="T1">Other   |            | 2.272      |            |       |  9.19</text:span></text:p>
            <text:p><text:span text:style-name="T1"/></text:p>
            <text:p><text:span text:style-name="T1">Nlocal:         4392.5 ave        4757 max        4006 min</text:span></text:p>
            <text:p><text:span text:style-name="T1">Histogram: 1 2 0 0 0 1 2 0 0 2</text:span></text:p>
            <text:p><text:span text:style-name="T1">Nghost:        10866.8 ave       11190 max       10571 min</text:span></text:p>
            <text:p><text:span text:style-name="T1">Histogram: 2 0 1 1 0 1 1 0 1 1</text:span></text:p>
            <text:p><text:span text:style-name="T1">Neighs:        83368.6 ave       95477 max       70222 min</text:span></text:p>
            <text:p><text:span text:style-name="T1">Histogram: 1 2 0 0 0 1 1 1 0 2</text:span></text:p>
            <text:p><text:span text:style-name="T1"/></text:p>
            <text:p><text:span text:style-name="T1">Total # of neighbors = 666949</text:span></text:p>
            <text:p><text:span text:style-name="T1">Ave neighs/atom = 18.979767</text:span></text:p>
            <text:p><text:span text:style-name="T1">Neighbor list builds = 174</text:span></text:p>
            <text:p><text:span text:style-name="T1">Dangerous builds = 0</text:span></text:p>
            <text:p><text:span text:style-name="T1"/></text:p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/></text:p>
            <text:p><text:span text:style-name="T1">Total wall time: 0:00:25</text:span></text:p>
          </table:table-cell>
          <table:table-cell table:number-columns-repeated="3" office:value-type="string" calcext:value-type="string">
            <text:p>Not Supported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, perpetual</text:span></text:p>
            <text:p><text:span text:style-name="T1">      attributes: half, newton off</text:span></text:p>
            <text:p><text:span text:style-name="T1">      pair build: half/bin/atomonly/newtoff</text:span></text:p>
            <text:p><text:span text:style-name="T1">      stencil: full/bin/3d</text:span></text:p>
            <text:p><text:span text:style-name="T1">      bin: standard</text:span></text:p>
            <text:p><text:span text:style-name="T1">0  ekin = 527.085 | epot = 217460.859680966 | etot = 217987.944680966</text:span></text:p>
            <text:p><text:span text:style-name="T1">Per MPI rank memory allocation (min/avg/max) = 6.89 | 6.895 | 6.899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              6.2034133      7.8610849    </text:span></text:p>
            <text:p><text:span text:style-name="T1">5000  ekin = 213998.010502844 | epot = 3989.76956199611 | etot = 217987.78006484</text:span></text:p>
            <text:p><text:span text:style-name="T1">10000  ekin = 212152.574073177 | epot = 5835.21523976148 | etot = 217987.789312939</text:span></text:p>
            <text:p><text:span text:style-name="T1">15000  ekin = 209320.050637885 | epot = 8667.73674403402 | etot = 217987.787381919</text:span></text:p>
            <text:p><text:span text:style-name="T1">20000  ekin = 207764.612125928 | epot = 10223.1789978785 | etot = 217987.791123806</text:span></text:p>
            <text:p><text:span text:style-name="T1">25000  ekin = 207203.454224194 | epot = 10784.3393915905 | etot = 217987.793615784</text:span></text:p>
            <text:p><text:span text:style-name="T1">30000  ekin = 205248.442709494 | epot = 12739.342967599 | etot = 217987.785677093</text:span></text:p>
            <text:p><text:span text:style-name="T1">35000  ekin = 202491.160087991 | epot = 15496.6293819247 | etot = 217987.789469916</text:span></text:p>
            <text:p><text:span text:style-name="T1">40000  ekin = 201630.372502986 | epot = 16357.4199691577 | etot = 217987.792472144</text:span></text:p>
            <text:p><text:span text:style-name="T1">45000  ekin = 202812.813837877 | epot = 15174.9753716039 | etot = 217987.789209481</text:span></text:p>
            <text:p><text:span text:style-name="T1">50000  ekin = 204578.776213019 | epot = 13409.0131683067 | etot = 217987.789381326</text:span></text:p>
            <text:p><text:span text:style-name="T1">     50000   3.8813242      0.38158831     0              6.2034089      1.91882      </text:span></text:p>
            <text:p><text:span text:style-name="T1">Loop time of 24.6758 on 8 procs for 50000 steps with 35140 atoms</text:span></text:p>
            <text:p><text:span text:style-name="T1"/></text:p>
            <text:p><text:span text:style-name="T1">Performance: 17507.064 tau/day, 2026.281 timesteps/s, 71.203 Matom-step/s</text:span></text:p>
            <text:p><text:span text:style-name="T1">88.6% CPU use with 8 MPI tasks x 1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11.024     | 11.389     | 11.679     |   7.5 | 46.15</text:span></text:p>
            <text:p><text:span text:style-name="T1">Neigh   | 0.71742    | 0.74051    | 0.76145    |   1.9 |  3.00</text:span></text:p>
            <text:p><text:span text:style-name="T1">Comm    | 9.0134     | 9.4232     | 9.8464     |  12.0 | 38.19</text:span></text:p>
            <text:p><text:span text:style-name="T1">Output  | 0.020163   | 0.023947   | 0.027661   |   1.6 |  0.10</text:span></text:p>
            <text:p><text:span text:style-name="T1">Modify  | 0.97748    | 1.0093     | 1.0349     |   2.0 |  4.09</text:span></text:p>
            <text:p><text:span text:style-name="T1">Other   |            | 2.09       |            |       |  8.47</text:span></text:p>
            <text:p><text:span text:style-name="T1"/></text:p>
            <text:p><text:span text:style-name="T1">Nlocal:         4392.5 ave        4757 max        4006 min</text:span></text:p>
            <text:p><text:span text:style-name="T1">Histogram: 1 2 0 0 0 1 2 0 0 2</text:span></text:p>
            <text:p><text:span text:style-name="T1">Nghost:        10866.8 ave       11190 max       10571 min</text:span></text:p>
            <text:p><text:span text:style-name="T1">Histogram: 2 0 1 1 0 1 1 0 1 1</text:span></text:p>
            <text:p><text:span text:style-name="T1">Neighs:        83368.6 ave       95477 max       70222 min</text:span></text:p>
            <text:p><text:span text:style-name="T1">Histogram: 1 2 0 0 0 1 1 1 0 2</text:span></text:p>
            <text:p><text:span text:style-name="T1"/></text:p>
            <text:p><text:span text:style-name="T1">Total # of neighbors = 666949</text:span></text:p>
            <text:p><text:span text:style-name="T1">Ave neighs/atom = 18.979767</text:span></text:p>
            <text:p><text:span text:style-name="T1">Neighbor list builds = 174</text:span></text:p>
            <text:p><text:span text:style-name="T1">Dangerous builds = 0</text:span></text:p>
            <text:p><text:span text:style-name="T1"/></text:p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/></text:p>
            <text:p><text:span text:style-name="T1">Total wall time: 0:00:25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ff, kokkos_device</text:span></text:p>
            <text:p><text:span text:style-name="T1">      pair build: half/bin/newtoff/kk/device</text:span></text:p>
            <text:p><text:span text:style-name="T1">      stencil: full/bin/3d</text:span></text:p>
            <text:p><text:span text:style-name="T1">      bin: kk/device</text:span></text:p>
            <text:p><text:span text:style-name="T1">0  ekin = 527.085 | epot = 217460.859681004 | etot = 217987.944681004</text:span></text:p>
            <text:p><text:span text:style-name="T1">Per MPI rank memory allocation (min/avg/max) = 7.614 | 7.614 | 7.614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              6.2034133      7.8610849    </text:span></text:p>
            <text:p><text:span text:style-name="T1">5000  ekin = 213998.010502844 | epot = 3989.76956199609 | etot = 217987.78006484</text:span></text:p>
            <text:p><text:span text:style-name="T1">10000  ekin = 212152.574073177 | epot = 5835.21523976151 | etot = 217987.789312939</text:span></text:p>
            <text:p><text:span text:style-name="T1">15000  ekin = 209320.050637884 | epot = 8667.73674403468 | etot = 217987.787381919</text:span></text:p>
            <text:p><text:span text:style-name="T1">20000  ekin = 207764.612125925 | epot = 10223.1789978815 | etot = 217987.791123807</text:span></text:p>
            <text:p><text:span text:style-name="T1">25000  ekin = 207203.454222048 | epot = 10784.3393937351 | etot = 217987.793615783</text:span></text:p>
            <text:p><text:span text:style-name="T1">30000  ekin = 205248.442691902 | epot = 12739.342985212 | etot = 217987.785677114</text:span></text:p>
            <text:p><text:span text:style-name="T1">35000  ekin = 202491.160026373 | epot = 15496.6294433917 | etot = 217987.789469765</text:span></text:p>
            <text:p><text:span text:style-name="T1">40000  ekin = 201630.38650377 | epot = 16357.4059822199 | etot = 217987.79248599</text:span></text:p>
            <text:p><text:span text:style-name="T1">45000  ekin = 202812.500905475 | epot = 15175.2882839035 | etot = 217987.789189379</text:span></text:p>
            <text:p><text:span text:style-name="T1">50000  ekin = 204577.317361685 | epot = 13410.4723236949 | etot = 217987.789685379</text:span></text:p>
            <text:p><text:span text:style-name="T1">     50000   3.8812965      0.38162983     0              6.2034089      1.9188315    </text:span></text:p>
            <text:p><text:span text:style-name="T1">Loop time of 26.5952 on 8 procs for 50000 steps with 35140 atoms</text:span></text:p>
            <text:p><text:span text:style-name="T1"/></text:p>
            <text:p><text:span text:style-name="T1">Performance: 16243.535 tau/day, 1880.039 timesteps/s, 66.065 Matom-step/s</text:span></text:p>
            <text:p><text:span text:style-name="T1">89.4% CPU use with 8 MPI tasks x 1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11.15      | 11.489     | 11.771     |   7.3 | 43.20</text:span></text:p>
            <text:p><text:span text:style-name="T1">Neigh   | 0.75326    | 0.7801     | 0.80733    |   2.3 |  2.93</text:span></text:p>
            <text:p><text:span text:style-name="T1">Comm    | 9.1428     | 9.5605     | 9.9568     |  12.1 | 35.95</text:span></text:p>
            <text:p><text:span text:style-name="T1">Output  | 0.02062    | 0.02439    | 0.02812    |   1.6 |  0.09</text:span></text:p>
            <text:p><text:span text:style-name="T1">Modify  | 1.4249     | 1.4672     | 1.5061     |   2.1 |  5.52</text:span></text:p>
            <text:p><text:span text:style-name="T1">Other   |            | 3.274      |            |       | 12.31</text:span></text:p>
            <text:p><text:span text:style-name="T1"/></text:p>
            <text:p><text:span text:style-name="T1">Nlocal:         4392.5 ave        4757 max        4006 min</text:span></text:p>
            <text:p><text:span text:style-name="T1">Histogram: 1 2 0 0 0 1 2 0 0 2</text:span></text:p>
            <text:p><text:span text:style-name="T1">Nghost:        10866.2 ave       11190 max       10570 min</text:span></text:p>
            <text:p><text:span text:style-name="T1">Histogram: 2 0 1 1 0 1 1 0 1 1</text:span></text:p>
            <text:p><text:span text:style-name="T1">Neighs:        83368.4 ave       95478 max       70221 min</text:span></text:p>
            <text:p><text:span text:style-name="T1">Histogram: 1 2 0 0 0 1 1 1 0 2</text:span></text:p>
            <text:p><text:span text:style-name="T1"/></text:p>
            <text:p><text:span text:style-name="T1">Total # of neighbors = 666947</text:span></text:p>
            <text:p><text:span text:style-name="T1">Ave neighs/atom = 18.97971</text:span></text:p>
            <text:p><text:span text:style-name="T1">Neighbor list builds = 174</text:span></text:p>
            <text:p><text:span text:style-name="T1">Dangerous builds = 0</text:span></text:p>
            <text:p><text:span text:style-name="T1"/></text:p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/></text:p>
            <text:p><text:span text:style-name="T1">Total wall time: 0:00:27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ff, kokkos_device</text:span></text:p>
            <text:p><text:span text:style-name="T1">      pair build: half/bin/newtoff/kk/device</text:span></text:p>
            <text:p><text:span text:style-name="T1">      stencil: full/bin/3d</text:span></text:p>
            <text:p><text:span text:style-name="T1">      bin: kk/device</text:span></text:p>
            <text:p><text:span text:style-name="T1">0  ekin = 527.084999999999 | epot = 217460.859680998 | etot = 217987.944680998</text:span></text:p>
            <text:p><text:span text:style-name="T1">Per MPI rank memory allocation (min/avg/max) = 34.14 | 34.14 | 34.14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              6.2034133      7.8610849    </text:span></text:p>
            <text:p><text:span text:style-name="T1">5000  ekin = 213998.010502845 | epot = 3989.76956199603 | etot = 217987.780064841</text:span></text:p>
            <text:p><text:span text:style-name="T1">10000  ekin = 212152.574073362 | epot = 5835.21523957557 | etot = 217987.789312937</text:span></text:p>
            <text:p><text:span text:style-name="T1">15000  ekin = 209320.05064172 | epot = 8667.73674019613 | etot = 217987.787381916</text:span></text:p>
            <text:p><text:span text:style-name="T1">20000  ekin = 207764.61184673 | epot = 10223.1792771372 | etot = 217987.791123867</text:span></text:p>
            <text:p><text:span text:style-name="T1">25000  ekin = 207203.453380576 | epot = 10784.3402329766 | etot = 217987.793613552</text:span></text:p>
            <text:p><text:span text:style-name="T1">30000  ekin = 205247.540272282 | epot = 12740.2454077069 | etot = 217987.785679989</text:span></text:p>
            <text:p><text:span text:style-name="T1">35000  ekin = 202589.404368662 | epot = 15398.3838501695 | etot = 217987.788218832</text:span></text:p>
            <text:p><text:span text:style-name="T1">40000  ekin = 201668.54279254 | epot = 16319.2511367318 | etot = 217987.793929272</text:span></text:p>
            <text:p><text:span text:style-name="T1">45000  ekin = 203058.601524382 | epot = 14929.1893208819 | etot = 217987.790845264</text:span></text:p>
            <text:p><text:span text:style-name="T1">50000  ekin = 204168.993780482 | epot = 13818.7994667799 | etot = 217987.793247262</text:span></text:p>
            <text:p><text:span text:style-name="T1">     50000   3.8735497      0.39324984     0              6.203409       1.9360021    </text:span></text:p>
            <text:p><text:span text:style-name="T1">Loop time of 79.6683 on 2 procs for 50000 steps with 35140 atoms</text:span></text:p>
            <text:p><text:span text:style-name="T1"/></text:p>
            <text:p><text:span text:style-name="T1">Performance: 5422.484 tau/day, 627.602 timesteps/s, 22.054 Matom-step/s</text:span></text:p>
            <text:p><text:span text:style-name="T1">99.9% CPU use with 1 MPI tasks x 2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10.538     | 10.538     | 10.538     |   0.0 | 13.23</text:span></text:p>
            <text:p><text:span text:style-name="T1">Neigh   | 0.2724     | 0.2724     | 0.2724     |   0.0 |  0.34</text:span></text:p>
            <text:p><text:span text:style-name="T1">Comm    | 46.38      | 46.38      | 46.38      |   0.0 | 58.22</text:span></text:p>
            <text:p><text:span text:style-name="T1">Output  | 0.14539    | 0.14539    | 0.14539    |   0.0 |  0.18</text:span></text:p>
            <text:p><text:span text:style-name="T1">Modify  | 20.411     | 20.411     | 20.411     |   0.0 | 25.62</text:span></text:p>
            <text:p><text:span text:style-name="T1">Other   |            | 1.921      |            |       |  2.41</text:span></text:p>
            <text:p><text:span text:style-name="T1"/></text:p>
            <text:p><text:span text:style-name="T1">Nlocal:          35140 ave       35140 max       35140 min</text:span></text:p>
            <text:p><text:span text:style-name="T1">Histogram: 1 0 0 0 0 0 0 0 0 0</text:span></text:p>
            <text:p><text:span text:style-name="T1">Nghost:          48551 ave       48551 max       48551 min</text:span></text:p>
            <text:p><text:span text:style-name="T1">Histogram: 1 0 0 0 0 0 0 0 0 0</text:span></text:p>
            <text:p><text:span text:style-name="T1">Neighs:         647060 ave      647060 max      647060 min</text:span></text:p>
            <text:p><text:span text:style-name="T1">Histogram: 1 0 0 0 0 0 0 0 0 0</text:span></text:p>
            <text:p><text:span text:style-name="T1"/></text:p>
            <text:p><text:span text:style-name="T1">Total # of neighbors = 647060</text:span></text:p>
            <text:p><text:span text:style-name="T1">Ave neighs/atom = 18.413773</text:span></text:p>
            <text:p><text:span text:style-name="T1">Neighbor list builds = 177</text:span></text:p>
            <text:p><text:span text:style-name="T1">Dangerous builds = 0</text:span></text:p>
            <text:p><text:span text:style-name="T1"/></text:p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/></text:p>
            <text:p><text:span text:style-name="T1">Total wall time: 0:01:20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ff, kokkos_device</text:span></text:p>
            <text:p><text:span text:style-name="T1">      pair build: half/bin/newtoff/kk/device</text:span></text:p>
            <text:p><text:span text:style-name="T1">      stencil: full/bin/3d</text:span></text:p>
            <text:p><text:span text:style-name="T1">      bin: kk/device</text:span></text:p>
            <text:p><text:span text:style-name="T1">0  ekin = 527.084999999999 | epot = 217460.859680998 | etot = 217987.944680998</text:span></text:p>
            <text:p><text:span text:style-name="T1">Per MPI rank memory allocation (min/avg/max) = 32.22 | 32.22 | 32.22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              6.2034133      7.8610849    </text:span></text:p>
            <text:p><text:span text:style-name="T1">5000  ekin = 213998.010502845 | epot = 3989.76956199604 | etot = 217987.780064841</text:span></text:p>
            <text:p><text:span text:style-name="T1">10000  ekin = 212152.574073362 | epot = 5835.21523957558 | etot = 217987.789312937</text:span></text:p>
            <text:p><text:span text:style-name="T1">15000  ekin = 209320.05064172 | epot = 8667.73674019647 | etot = 217987.787381916</text:span></text:p>
            <text:p><text:span text:style-name="T1">20000  ekin = 207764.611846735 | epot = 10223.1792771329 | etot = 217987.791123868</text:span></text:p>
            <text:p><text:span text:style-name="T1">25000  ekin = 207203.453380305 | epot = 10784.3402332469 | etot = 217987.793613552</text:span></text:p>
            <text:p><text:span text:style-name="T1">30000  ekin = 205247.54026731 | epot = 12740.2454126754 | etot = 217987.785679986</text:span></text:p>
            <text:p><text:span text:style-name="T1">35000  ekin = 202589.40459132 | epot = 15398.3836275354 | etot = 217987.788218856</text:span></text:p>
            <text:p><text:span text:style-name="T1">40000  ekin = 201668.516865062 | epot = 16319.2770660767 | etot = 217987.793931139</text:span></text:p>
            <text:p><text:span text:style-name="T1">45000  ekin = 203058.740807109 | epot = 14929.0500400277 | etot = 217987.790847137</text:span></text:p>
            <text:p><text:span text:style-name="T1">50000  ekin = 204170.851022648 | epot = 13816.9423863769 | etot = 217987.793409025</text:span></text:p>
            <text:p><text:span text:style-name="T1">     50000   3.8735849      0.39319699     0              6.203409       1.9359264    </text:span></text:p>
            <text:p><text:span text:style-name="T1">Loop time of 11.885 on 2 procs for 50000 steps with 35140 atoms</text:span></text:p>
            <text:p><text:span text:style-name="T1"/></text:p>
            <text:p><text:span text:style-name="T1">Performance: 36348.215 tau/day, 4206.969 timesteps/s, 147.833 Matom-step/s</text:span></text:p>
            <text:p><text:span text:style-name="T1">99.6% CPU use with 1 MPI tasks x 2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0.4432     | 0.4432     | 0.4432     |   0.0 |  3.73</text:span></text:p>
            <text:p><text:span text:style-name="T1">Neigh   | 0.23548    | 0.23548    | 0.23548    |   0.0 |  1.98</text:span></text:p>
            <text:p><text:span text:style-name="T1">Comm    | 0.36973    | 0.36973    | 0.36973    |   0.0 |  3.11</text:span></text:p>
            <text:p><text:span text:style-name="T1">Output  | 0.14386    | 0.14386    | 0.14386    |   0.0 |  1.21</text:span></text:p>
            <text:p><text:span text:style-name="T1">Modify  | 9.0541     | 9.0541     | 9.0541     |   0.0 | 76.18</text:span></text:p>
            <text:p><text:span text:style-name="T1">Other   |            | 1.639      |            |       | 13.79</text:span></text:p>
            <text:p><text:span text:style-name="T1"/></text:p>
            <text:p><text:span text:style-name="T1">Nlocal:          35140 ave       35140 max       35140 min</text:span></text:p>
            <text:p><text:span text:style-name="T1">Histogram: 1 0 0 0 0 0 0 0 0 0</text:span></text:p>
            <text:p><text:span text:style-name="T1">Nghost:          48551 ave       48551 max       48551 min</text:span></text:p>
            <text:p><text:span text:style-name="T1">Histogram: 1 0 0 0 0 0 0 0 0 0</text:span></text:p>
            <text:p><text:span text:style-name="T1">Neighs:         647047 ave      647047 max      647047 min</text:span></text:p>
            <text:p><text:span text:style-name="T1">Histogram: 1 0 0 0 0 0 0 0 0 0</text:span></text:p>
            <text:p><text:span text:style-name="T1"/></text:p>
            <text:p><text:span text:style-name="T1">Total # of neighbors = 647047</text:span></text:p>
            <text:p><text:span text:style-name="T1">Ave neighs/atom = 18.413404</text:span></text:p>
            <text:p><text:span text:style-name="T1">Neighbor list builds = 177</text:span></text:p>
            <text:p><text:span text:style-name="T1">Dangerous builds = 0</text:span></text:p>
            <text:p><text:span text:style-name="T1"/></text:p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/></text:p>
            <text:p><text:span text:style-name="T1">Total wall time: 0:00:12</text:span></text:p>
          </table:table-cell>
          <table:table-cell/>
        </table:table-row>
        <table:table-row table:style-name="ro1">
          <table:table-cell table:style-name="ce1"/>
          <table:table-cell office:value-type="string" calcext:value-type="string" table:number-columns-spanned="16" table:number-rows-spanned="1">
            <text:p>Neigh_modify 100</text:p>
            <text:p>Neigh_modify delay 0 every 100 check yes</text:p>
          </table:table-cell>
          <table:covered-table-cell table:number-columns-repeated="3" table:style-name="ce16"/>
          <table:covered-table-cell/>
          <table:covered-table-cell table:number-columns-repeated="3" table:style-name="ce16"/>
          <table:covered-table-cell/>
          <table:covered-table-cell table:number-columns-repeated="3" table:style-name="ce16"/>
          <table:covered-table-cell/>
          <table:covered-table-cell table:number-columns-repeated="3" table:style-name="ce16"/>
          <table:table-cell/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 table:number-columns-spanned="8" table:number-rows-spanned="1">
            <text:p>newton on</text:p>
          </table:table-cell>
          <table:covered-table-cell table:number-columns-repeated="4" table:style-name="ce17"/>
          <table:covered-table-cell table:number-columns-repeated="3"/>
          <table:table-cell table:style-name="ce3" office:value-type="string" calcext:value-type="string" table:number-columns-spanned="8" table:number-rows-spanned="1">
            <text:p>newton off</text:p>
          </table:table-cell>
          <table:covered-table-cell table:number-columns-repeated="4" table:style-name="ce17"/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 table:number-columns-spanned="4" table:number-rows-spanned="1">
            <text:p>Stable</text:p>
          </table:table-cell>
          <table:covered-table-cell table:number-columns-repeated="3" table:style-name="ce17"/>
          <table:table-cell table:style-name="ce3" office:value-type="string" calcext:value-type="string" table:number-columns-spanned="4" table:number-rows-spanned="1">
            <text:p>My Kokkos Branch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Stable</text:p>
          </table:table-cell>
          <table:covered-table-cell table:number-columns-repeated="3" table:style-name="ce17"/>
          <table:table-cell table:style-name="ce3" office:value-type="string" calcext:value-type="string" table:number-columns-spanned="4" table:number-rows-spanned="1">
            <text:p>My Kokkos Branch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Run Type</text:p>
          </table:table-cell>
          <table:table-cell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/>
        </table:table-row>
        <table:table-row table:style-name="ro1">
          <table:table-cell office:value-type="string" calcext:value-type="string">
            <text:p>Pass/Fail</text:p>
          </table:table-cell>
          <table:table-cell table:style-name="ce12" office:value-type="string" calcext:value-type="string">
            <text:p>Pass</text:p>
          </table:table-cell>
          <table:table-cell table:number-columns-repeated="3" office:value-type="string" calcext:value-type="string">
            <text:p>Not Supported</text:p>
          </table:table-cell>
          <table:table-cell table:number-columns-repeated="5" table:style-name="ce12" office:value-type="string" calcext:value-type="string">
            <text:p>Pass</text:p>
          </table:table-cell>
          <table:table-cell table:number-columns-repeated="3" office:value-type="string" calcext:value-type="string">
            <text:p>Not Supported</text:p>
          </table:table-cell>
          <table:table-cell table:number-columns-repeated="4" table:style-name="ce12" office:value-type="string" calcext:value-type="string">
            <text:p>Pass</text:p>
          </table:table-cell>
          <table:table-cell/>
        </table:table-row>
        <table:table-row table:style-name="ro1">
          <table:table-cell office:value-type="string" calcext:value-type="string">
            <text:p>Comments</text:p>
          </table:table-cell>
          <table:table-cell table:style-name="ce6"/>
          <table:table-cell table:number-columns-repeated="3" office:value-type="string" calcext:value-type="string">
            <text:p>Not Supported</text:p>
          </table:table-cell>
          <table:table-cell table:style-name="ce19" table:number-columns-repeated="4"/>
          <table:table-cell table:style-name="ce21"/>
          <table:table-cell table:number-columns-repeated="3" office:value-type="string" calcext:value-type="string">
            <text:p>Not Supported</text:p>
          </table:table-cell>
          <table:table-cell table:style-name="ce21" table:number-columns-repeated="4"/>
          <table:table-cell/>
        </table:table-row>
        <table:table-row table:style-name="ro2">
          <table:table-cell office:value-type="string" calcext:value-type="string">
            <text:p>LAMMPS Log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, perpetual</text:span></text:p>
            <text:p><text:span text:style-name="T1">      attributes: half, newton on</text:span></text:p>
            <text:p><text:span text:style-name="T1">      pair build: half/bin/atomonly/newton</text:span></text:p>
            <text:p><text:span text:style-name="T1">      stencil: half/bin/3d</text:span></text:p>
            <text:p><text:span text:style-name="T1">      bin: standard</text:span></text:p>
            <text:p><text:span text:style-name="T1">0  ekin = 527.085 | epot = 217460.859680978 | etot = 217987.944680978</text:span></text:p>
            <text:p><text:span text:style-name="T1">Per MPI rank memory allocation (min/avg/max) = 6.89 | 6.895 | 6.899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              6.2034133      7.8610849    </text:span></text:p>
            <text:p><text:span text:style-name="T1">5000  ekin = 213998.010502844 | epot = 3989.76956199614 | etot = 217987.78006484</text:span></text:p>
            <text:p><text:span text:style-name="T1">10000  ekin = 212152.574073176 | epot = 5835.21523976092 | etot = 217987.789312937</text:span></text:p>
            <text:p><text:span text:style-name="T1">15000  ekin = 209320.050636873 | epot = 8667.73674504463 | etot = 217987.787381917</text:span></text:p>
            <text:p><text:span text:style-name="T1">20000  ekin = 207764.612037265 | epot = 10223.1790865578 | etot = 217987.791123823</text:span></text:p>
            <text:p><text:span text:style-name="T1">25000  ekin = 207203.455703926 | epot = 10784.3379110242 | etot = 217987.79361495</text:span></text:p>
            <text:p><text:span text:style-name="T1">30000  ekin = 205248.518052853 | epot = 12739.2676078219 | etot = 217987.785660675</text:span></text:p>
            <text:p><text:span text:style-name="T1">35000  ekin = 202489.188470081 | epot = 15498.6010533916 | etot = 217987.789523472</text:span></text:p>
            <text:p><text:span text:style-name="T1">40000  ekin = 201701.490340333 | epot = 16286.3010132991 | etot = 217987.791353632</text:span></text:p>
            <text:p><text:span text:style-name="T1">45000  ekin = 202728.287159341 | epot = 15259.50151365 | etot = 217987.788672991</text:span></text:p>
            <text:p><text:span text:style-name="T1">50000  ekin = 204001.644038134 | epot = 13986.1458028757 | etot = 217987.789841009</text:span></text:p>
            <text:p><text:span text:style-name="T1">     50000   3.8703747      0.39801212     0              6.2034089      1.941201     </text:span></text:p>
            <text:p><text:span text:style-name="T1">Loop time of 31.3675 on 8 procs for 50000 steps with 35140 atoms</text:span></text:p>
            <text:p><text:span text:style-name="T1"/></text:p>
            <text:p><text:span text:style-name="T1">Performance: 13772.195 tau/day, 1594.004 timesteps/s, 56.013 Matom-step/s</text:span></text:p>
            <text:p><text:span text:style-name="T1">84.0% CPU use with 8 MPI tasks x 1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9.4792     | 10.328     | 11.077     |  16.4 | 32.92</text:span></text:p>
            <text:p><text:span text:style-name="T1">Neigh   | 0.39895    | 0.43089    | 0.45918    |   3.0 |  1.37</text:span></text:p>
            <text:p><text:span text:style-name="T1">Comm    | 17.89      | 18.761     | 19.772     |  15.1 | 59.81</text:span></text:p>
            <text:p><text:span text:style-name="T1">Output  | 0.020354   | 0.024296   | 0.028163   |   1.7 |  0.08</text:span></text:p>
            <text:p><text:span text:style-name="T1">Modify  | 0.99801    | 1.0291     | 1.0597     |   2.2 |  3.28</text:span></text:p>
            <text:p><text:span text:style-name="T1">Other   |            | 0.7941     |            |       |  2.53</text:span></text:p>
            <text:p><text:span text:style-name="T1"/></text:p>
            <text:p><text:span text:style-name="T1">Nlocal:         4392.5 ave        4762 max        4019 min</text:span></text:p>
            <text:p><text:span text:style-name="T1">Histogram: 2 1 0 0 0 1 2 0 0 2</text:span></text:p>
            <text:p><text:span text:style-name="T1">Nghost:        10841.4 ave       11184 max       10530 min</text:span></text:p>
            <text:p><text:span text:style-name="T1">Histogram: 2 0 1 0 1 1 1 1 0 1</text:span></text:p>
            <text:p><text:span text:style-name="T1">Neighs:        72922.9 ave       83178 max       58773 min</text:span></text:p>
            <text:p><text:span text:style-name="T1">Histogram: 1 0 1 1 1 0 0 1 1 2</text:span></text:p>
            <text:p><text:span text:style-name="T1"/></text:p>
            <text:p><text:span text:style-name="T1">Total # of neighbors = 583383</text:span></text:p>
            <text:p><text:span text:style-name="T1">Ave neighs/atom = 16.601679</text:span></text:p>
            <text:p><text:span text:style-name="T1">Neighbor list builds = 155</text:span></text:p>
            <text:p><text:span text:style-name="T1">Dangerous builds = 0</text:span></text:p>
            <text:p><text:span text:style-name="T1"/></text:p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/></text:p>
            <text:p><text:span text:style-name="T1">Total wall time: 0:00:31</text:span></text:p>
          </table:table-cell>
          <table:table-cell table:number-columns-repeated="3" office:value-type="string" calcext:value-type="string">
            <text:p>Not Supported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, perpetual</text:span></text:p>
            <text:p><text:span text:style-name="T1">      attributes: half, newton on</text:span></text:p>
            <text:p><text:span text:style-name="T1">      pair build: half/bin/atomonly/newton</text:span></text:p>
            <text:p><text:span text:style-name="T1">      stencil: half/bin/3d</text:span></text:p>
            <text:p><text:span text:style-name="T1">      bin: standard</text:span></text:p>
            <text:p><text:span text:style-name="T1">0  ekin = 527.085 | epot = 217460.859680978 | etot = 217987.944680978</text:span></text:p>
            <text:p><text:span text:style-name="T1">Per MPI rank memory allocation (min/avg/max) = 6.89 | 6.895 | 6.899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              6.2034133      7.8610849    </text:span></text:p>
            <text:p><text:span text:style-name="T1">5000  ekin = 213998.010502844 | epot = 3989.76956199614 | etot = 217987.78006484</text:span></text:p>
            <text:p><text:span text:style-name="T1">10000  ekin = 212152.574073176 | epot = 5835.21523976092 | etot = 217987.789312937</text:span></text:p>
            <text:p><text:span text:style-name="T1">15000  ekin = 209320.050636873 | epot = 8667.73674504463 | etot = 217987.787381917</text:span></text:p>
            <text:p><text:span text:style-name="T1">20000  ekin = 207764.612037265 | epot = 10223.1790865578 | etot = 217987.791123823</text:span></text:p>
            <text:p><text:span text:style-name="T1">25000  ekin = 207203.455703926 | epot = 10784.3379110242 | etot = 217987.79361495</text:span></text:p>
            <text:p><text:span text:style-name="T1">30000  ekin = 205248.518052853 | epot = 12739.2676078219 | etot = 217987.785660675</text:span></text:p>
            <text:p><text:span text:style-name="T1">35000  ekin = 202489.188470081 | epot = 15498.6010533916 | etot = 217987.789523472</text:span></text:p>
            <text:p><text:span text:style-name="T1">40000  ekin = 201701.490340333 | epot = 16286.3010132991 | etot = 217987.791353632</text:span></text:p>
            <text:p><text:span text:style-name="T1">45000  ekin = 202728.287159341 | epot = 15259.50151365 | etot = 217987.788672991</text:span></text:p>
            <text:p><text:span text:style-name="T1">50000  ekin = 204001.644038134 | epot = 13986.1458028757 | etot = 217987.789841009</text:span></text:p>
            <text:p><text:span text:style-name="T1">     50000   3.8703747      0.39801212     0              6.2034089      1.941201     </text:span></text:p>
            <text:p><text:span text:style-name="T1">Loop time of 31.7287 on 8 procs for 50000 steps with 35140 atoms</text:span></text:p>
            <text:p><text:span text:style-name="T1"/></text:p>
            <text:p><text:span text:style-name="T1">Performance: 13615.440 tau/day, 1575.861 timesteps/s, 55.376 Matom-step/s</text:span></text:p>
            <text:p><text:span text:style-name="T1">84.0% CPU use with 8 MPI tasks x 1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9.5376     | 10.367     | 11.029     |  15.3 | 32.67</text:span></text:p>
            <text:p><text:span text:style-name="T1">Neigh   | 0.4023     | 0.43253    | 0.46185    |   3.0 |  1.36</text:span></text:p>
            <text:p><text:span text:style-name="T1">Comm    | 18.272     | 19.105     | 20.113     |  13.9 | 60.21</text:span></text:p>
            <text:p><text:span text:style-name="T1">Output  | 0.020297   | 0.024101   | 0.02784    |   1.6 |  0.08</text:span></text:p>
            <text:p><text:span text:style-name="T1">Modify  | 1.0067     | 1.0361     | 1.0745     |   2.4 |  3.27</text:span></text:p>
            <text:p><text:span text:style-name="T1">Other   |            | 0.7639     |            |       |  2.41</text:span></text:p>
            <text:p><text:span text:style-name="T1"/></text:p>
            <text:p><text:span text:style-name="T1">Nlocal:         4392.5 ave        4762 max        4019 min</text:span></text:p>
            <text:p><text:span text:style-name="T1">Histogram: 2 1 0 0 0 1 2 0 0 2</text:span></text:p>
            <text:p><text:span text:style-name="T1">Nghost:        10841.4 ave       11184 max       10530 min</text:span></text:p>
            <text:p><text:span text:style-name="T1">Histogram: 2 0 1 0 1 1 1 1 0 1</text:span></text:p>
            <text:p><text:span text:style-name="T1">Neighs:        72922.9 ave       83178 max       58773 min</text:span></text:p>
            <text:p><text:span text:style-name="T1">Histogram: 1 0 1 1 1 0 0 1 1 2</text:span></text:p>
            <text:p><text:span text:style-name="T1"/></text:p>
            <text:p><text:span text:style-name="T1">Total # of neighbors = 583383</text:span></text:p>
            <text:p><text:span text:style-name="T1">Ave neighs/atom = 16.601679</text:span></text:p>
            <text:p><text:span text:style-name="T1">Neighbor list builds = 155</text:span></text:p>
            <text:p><text:span text:style-name="T1">Dangerous builds = 0</text:span></text:p>
            <text:p><text:span text:style-name="T1"/></text:p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/></text:p>
            <text:p><text:span text:style-name="T1">Total wall time: 0:00:32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0  ekin = 527.085 | epot = 217460.859681001 | etot = 217987.944681001</text:span></text:p>
            <text:p><text:span text:style-name="T1">Per MPI rank memory allocation (min/avg/max) = 7.614 | 7.614 | 7.614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              6.2034133      7.8610849    </text:span></text:p>
            <text:p><text:span text:style-name="T1">5000  ekin = 213998.010502844 | epot = 3989.76956199615 | etot = 217987.78006484</text:span></text:p>
            <text:p><text:span text:style-name="T1">10000  ekin = 212152.574073176 | epot = 5835.21523976091 | etot = 217987.789312937</text:span></text:p>
            <text:p><text:span text:style-name="T1">15000  ekin = 209320.050636872 | epot = 8667.73674504517 | etot = 217987.787381917</text:span></text:p>
            <text:p><text:span text:style-name="T1">20000  ekin = 207764.61203731 | epot = 10223.1790865123 | etot = 217987.791123822</text:span></text:p>
            <text:p><text:span text:style-name="T1">25000  ekin = 207203.455700848 | epot = 10784.3379141015 | etot = 217987.793614949</text:span></text:p>
            <text:p><text:span text:style-name="T1">30000  ekin = 205248.518021819 | epot = 12739.2676388917 | etot = 217987.785660711</text:span></text:p>
            <text:p><text:span text:style-name="T1">35000  ekin = 202489.188372803 | epot = 15498.6011505326 | etot = 217987.789523336</text:span></text:p>
            <text:p><text:span text:style-name="T1">40000  ekin = 201701.505668637 | epot = 16286.2856949674 | etot = 217987.791363605</text:span></text:p>
            <text:p><text:span text:style-name="T1">45000  ekin = 202727.235024018 | epot = 15260.5536340855 | etot = 217987.788658103</text:span></text:p>
            <text:p><text:span text:style-name="T1">50000  ekin = 204006.403373618 | epot = 13981.3865629439 | etot = 217987.789936562</text:span></text:p>
            <text:p><text:span text:style-name="T1">     50000   3.870465       0.39787668     0              6.2034089      1.9409777    </text:span></text:p>
            <text:p><text:span text:style-name="T1">Loop time of 32.3171 on 8 procs for 50000 steps with 35140 atoms</text:span></text:p>
            <text:p><text:span text:style-name="T1"/></text:p>
            <text:p><text:span text:style-name="T1">Performance: 13367.544 tau/day, 1547.169 timesteps/s, 54.368 Matom-step/s</text:span></text:p>
            <text:p><text:span text:style-name="T1">84.6% CPU use with 8 MPI tasks x 1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9.2346     | 9.9563     | 10.552     |  13.2 | 30.81</text:span></text:p>
            <text:p><text:span text:style-name="T1">Neigh   | 0.39649    | 0.42729    | 0.45504    |   2.7 |  1.32</text:span></text:p>
            <text:p><text:span text:style-name="T1">Comm    | 18.705     | 19.401     | 20.328     |  11.7 | 60.03</text:span></text:p>
            <text:p><text:span text:style-name="T1">Output  | 0.025511   | 0.029746   | 0.033905   |   1.6 |  0.09</text:span></text:p>
            <text:p><text:span text:style-name="T1">Modify  | 1.4392     | 1.487      | 1.5394     |   3.0 |  4.60</text:span></text:p>
            <text:p><text:span text:style-name="T1">Other   |            | 1.016      |            |       |  3.14</text:span></text:p>
            <text:p><text:span text:style-name="T1"/></text:p>
            <text:p><text:span text:style-name="T1">Nlocal:         4392.5 ave        4761 max        4019 min</text:span></text:p>
            <text:p><text:span text:style-name="T1">Histogram: 2 1 0 0 0 1 2 0 0 2</text:span></text:p>
            <text:p><text:span text:style-name="T1">Nghost:        10841.6 ave       11183 max       10530 min</text:span></text:p>
            <text:p><text:span text:style-name="T1">Histogram: 2 0 1 0 1 1 1 1 0 1</text:span></text:p>
            <text:p><text:span text:style-name="T1">Neighs:        72920.1 ave       83162 max       58774 min</text:span></text:p>
            <text:p><text:span text:style-name="T1">Histogram: 1 0 1 1 1 0 0 1 1 2</text:span></text:p>
            <text:p><text:span text:style-name="T1"/></text:p>
            <text:p><text:span text:style-name="T1">Total # of neighbors = 583361</text:span></text:p>
            <text:p><text:span text:style-name="T1">Ave neighs/atom = 16.601053</text:span></text:p>
            <text:p><text:span text:style-name="T1">Neighbor list builds = 155</text:span></text:p>
            <text:p><text:span text:style-name="T1">Dangerous builds = 0</text:span></text:p>
            <text:p><text:span text:style-name="T1"/></text:p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/></text:p>
            <text:p><text:span text:style-name="T1">Total wall time: 0:00:32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0  ekin = 527.084999999999 | epot = 217460.859680998 | etot = 217987.944680998</text:span></text:p>
            <text:p><text:span text:style-name="T1">Per MPI rank memory allocation (min/avg/max) = 34.14 | 34.14 | 34.14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              6.2034133      7.8610849    </text:span></text:p>
            <text:p><text:span text:style-name="T1">5000  ekin = 213998.010502845 | epot = 3989.76956199609 | etot = 217987.780064841</text:span></text:p>
            <text:p><text:span text:style-name="T1">10000  ekin = 212152.574073365 | epot = 5835.21523957044 | etot = 217987.789312936</text:span></text:p>
            <text:p><text:span text:style-name="T1">15000  ekin = 209320.050640866 | epot = 8667.73674104795 | etot = 217987.787381914</text:span></text:p>
            <text:p><text:span text:style-name="T1">20000  ekin = 207764.611738648 | epot = 10223.1793852167 | etot = 217987.791123865</text:span></text:p>
            <text:p><text:span text:style-name="T1">25000  ekin = 207203.453837807 | epot = 10784.3397743519 | etot = 217987.793612159</text:span></text:p>
            <text:p><text:span text:style-name="T1">30000  ekin = 205247.61197649 | epot = 12740.1736957048 | etot = 217987.785672195</text:span></text:p>
            <text:p><text:span text:style-name="T1">35000  ekin = 202588.538695937 | epot = 15399.2495524854 | etot = 217987.788248422</text:span></text:p>
            <text:p><text:span text:style-name="T1">40000  ekin = 201729.457316941 | epot = 16258.3355797183 | etot = 217987.79289666</text:span></text:p>
            <text:p><text:span text:style-name="T1">45000  ekin = 202793.657503115 | epot = 15194.1291295651 | etot = 217987.78663268</text:span></text:p>
            <text:p><text:span text:style-name="T1">50000  ekin = 204012.599817038 | epot = 13975.190686757 | etot = 217987.790503795</text:span></text:p>
            <text:p><text:span text:style-name="T1">     50000   3.8705825      0.39770036     0              6.203409       1.9415502    </text:span></text:p>
            <text:p><text:span text:style-name="T1">Loop time of 105.886 on 2 procs for 50000 steps with 35140 atoms</text:span></text:p>
            <text:p><text:span text:style-name="T1"/></text:p>
            <text:p><text:span text:style-name="T1">Performance: 4079.845 tau/day, 472.204 timesteps/s, 16.593 Matom-step/s</text:span></text:p>
            <text:p><text:span text:style-name="T1">99.9% CPU use with 1 MPI tasks x 2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9.0007     | 9.0007     | 9.0007     |   0.0 |  8.50</text:span></text:p>
            <text:p><text:span text:style-name="T1">Neigh   | 0.18687    | 0.18687    | 0.18687    |   0.0 |  0.18</text:span></text:p>
            <text:p><text:span text:style-name="T1">Comm    | 68.968     | 68.968     | 68.968     |   0.0 | 65.13</text:span></text:p>
            <text:p><text:span text:style-name="T1">Output  | 0.14471    | 0.14471    | 0.14471    |   0.0 |  0.14</text:span></text:p>
            <text:p><text:span text:style-name="T1">Modify  | 27.168     | 27.168     | 27.168     |   0.0 | 25.66</text:span></text:p>
            <text:p><text:span text:style-name="T1">Other   |            | 0.4186     |            |       |  0.40</text:span></text:p>
            <text:p><text:span text:style-name="T1"/></text:p>
            <text:p><text:span text:style-name="T1">Nlocal:          35140 ave       35140 max       35140 min</text:span></text:p>
            <text:p><text:span text:style-name="T1">Histogram: 1 0 0 0 0 0 0 0 0 0</text:span></text:p>
            <text:p><text:span text:style-name="T1">Nghost:          48658 ave       48658 max       48658 min</text:span></text:p>
            <text:p><text:span text:style-name="T1">Histogram: 1 0 0 0 0 0 0 0 0 0</text:span></text:p>
            <text:p><text:span text:style-name="T1">Neighs:         585281 ave      585281 max      585281 min</text:span></text:p>
            <text:p><text:span text:style-name="T1">Histogram: 1 0 0 0 0 0 0 0 0 0</text:span></text:p>
            <text:p><text:span text:style-name="T1"/></text:p>
            <text:p><text:span text:style-name="T1">Total # of neighbors = 585281</text:span></text:p>
            <text:p><text:span text:style-name="T1">Ave neighs/atom = 16.655692</text:span></text:p>
            <text:p><text:span text:style-name="T1">Neighbor list builds = 155</text:span></text:p>
            <text:p><text:span text:style-name="T1">Dangerous builds = 0</text:span></text:p>
            <text:p><text:span text:style-name="T1"/></text:p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/></text:p>
            <text:p><text:span text:style-name="T1">Total wall time: 0:01:47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0  ekin = 527.084999999999 | epot = 217460.859680998 | etot = 217987.944680998</text:span></text:p>
            <text:p><text:span text:style-name="T1">Per MPI rank memory allocation (min/avg/max) = 32.22 | 32.22 | 32.22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              6.2034133      7.8610849    </text:span></text:p>
            <text:p><text:span text:style-name="T1">5000  ekin = 213998.010502845 | epot = 3989.76956199609 | etot = 217987.780064841</text:span></text:p>
            <text:p><text:span text:style-name="T1">10000  ekin = 212152.574073365 | epot = 5835.21523957044 | etot = 217987.789312936</text:span></text:p>
            <text:p><text:span text:style-name="T1">15000  ekin = 209320.050640867 | epot = 8667.73674104726 | etot = 217987.787381914</text:span></text:p>
            <text:p><text:span text:style-name="T1">20000  ekin = 207764.611738636 | epot = 10223.1793852309 | etot = 217987.791123866</text:span></text:p>
            <text:p><text:span text:style-name="T1">25000  ekin = 207203.453837841 | epot = 10784.3397743162 | etot = 217987.793612158</text:span></text:p>
            <text:p><text:span text:style-name="T1">30000  ekin = 205247.611967461 | epot = 12740.1737047344 | etot = 217987.785672195</text:span></text:p>
            <text:p><text:span text:style-name="T1">35000  ekin = 202588.538995827 | epot = 15399.2492524917 | etot = 217987.788248319</text:span></text:p>
            <text:p><text:span text:style-name="T1">40000  ekin = 201729.461001288 | epot = 16258.3318923707 | etot = 217987.792893658</text:span></text:p>
            <text:p><text:span text:style-name="T1">45000  ekin = 202793.889847197 | epot = 15193.8967937197 | etot = 217987.786640917</text:span></text:p>
            <text:p><text:span text:style-name="T1">50000  ekin = 204007.323820835 | epot = 13980.4664201039 | etot = 217987.790240939</text:span></text:p>
            <text:p><text:span text:style-name="T1">     50000   3.8704824      0.3978505      0              6.2034089      1.9417361    </text:span></text:p>
            <text:p><text:span text:style-name="T1">Loop time of 87.4059 on 2 procs for 50000 steps with 35140 atoms</text:span></text:p>
            <text:p><text:span text:style-name="T1"/></text:p>
            <text:p><text:span text:style-name="T1">Performance: 4942.461 tau/day, 572.044 timesteps/s, 20.102 Matom-step/s</text:span></text:p>
            <text:p><text:span text:style-name="T1">99.8% CPU use with 1 MPI tasks x 2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0.63101    | 0.63101    | 0.63101    |   0.0 |  0.72</text:span></text:p>
            <text:p><text:span text:style-name="T1">Neigh   | 0.16276    | 0.16276    | 0.16276    |   0.0 |  0.19</text:span></text:p>
            <text:p><text:span text:style-name="T1">Comm    | 57.783     | 57.783     | 57.783     |   0.0 | 66.11</text:span></text:p>
            <text:p><text:span text:style-name="T1">Output  | 0.14534    | 0.14534    | 0.14534    |   0.0 |  0.17</text:span></text:p>
            <text:p><text:span text:style-name="T1">Modify  | 28.405     | 28.405     | 28.405     |   0.0 | 32.50</text:span></text:p>
            <text:p><text:span text:style-name="T1">Other   |            | 0.2784     |            |       |  0.32</text:span></text:p>
            <text:p><text:span text:style-name="T1"/></text:p>
            <text:p><text:span text:style-name="T1">Nlocal:          35140 ave       35140 max       35140 min</text:span></text:p>
            <text:p><text:span text:style-name="T1">Histogram: 1 0 0 0 0 0 0 0 0 0</text:span></text:p>
            <text:p><text:span text:style-name="T1">Nghost:          48658 ave       48658 max       48658 min</text:span></text:p>
            <text:p><text:span text:style-name="T1">Histogram: 1 0 0 0 0 0 0 0 0 0</text:span></text:p>
            <text:p><text:span text:style-name="T1">Neighs:         585275 ave      585275 max      585275 min</text:span></text:p>
            <text:p><text:span text:style-name="T1">Histogram: 1 0 0 0 0 0 0 0 0 0</text:span></text:p>
            <text:p><text:span text:style-name="T1"/></text:p>
            <text:p><text:span text:style-name="T1">Total # of neighbors = 585275</text:span></text:p>
            <text:p><text:span text:style-name="T1">Ave neighs/atom = 16.655521</text:span></text:p>
            <text:p><text:span text:style-name="T1">Neighbor list builds = 155</text:span></text:p>
            <text:p><text:span text:style-name="T1">Dangerous builds = 0</text:span></text:p>
            <text:p><text:span text:style-name="T1"/></text:p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/></text:p>
            <text:p><text:span text:style-name="T1">Total wall time: 0:01:28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, perpetual</text:span></text:p>
            <text:p><text:span text:style-name="T1">      attributes: half, newton off</text:span></text:p>
            <text:p><text:span text:style-name="T1">      pair build: half/bin/atomonly/newtoff</text:span></text:p>
            <text:p><text:span text:style-name="T1">      stencil: full/bin/3d</text:span></text:p>
            <text:p><text:span text:style-name="T1">      bin: standard</text:span></text:p>
            <text:p><text:span text:style-name="T1">0  ekin = 527.085 | epot = 217460.859680966 | etot = 217987.944680966</text:span></text:p>
            <text:p><text:span text:style-name="T1">Per MPI rank memory allocation (min/avg/max) = 6.89 | 6.895 | 6.899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              6.2034133      7.8610849    </text:span></text:p>
            <text:p><text:span text:style-name="T1">5000  ekin = 213998.010502844 | epot = 3989.76956199616 | etot = 217987.78006484</text:span></text:p>
            <text:p><text:span text:style-name="T1">10000  ekin = 212152.574073176 | epot = 5835.21523976081 | etot = 217987.789312937</text:span></text:p>
            <text:p><text:span text:style-name="T1">15000  ekin = 209320.050636871 | epot = 8667.73674504603 | etot = 217987.787381917</text:span></text:p>
            <text:p><text:span text:style-name="T1">20000  ekin = 207764.612037273 | epot = 10223.1790865495 | etot = 217987.791123823</text:span></text:p>
            <text:p><text:span text:style-name="T1">25000  ekin = 207203.455719124 | epot = 10784.3378958335 | etot = 217987.793614957</text:span></text:p>
            <text:p><text:span text:style-name="T1">30000  ekin = 205248.521254349 | epot = 12739.2644063978 | etot = 217987.785660747</text:span></text:p>
            <text:p><text:span text:style-name="T1">35000  ekin = 202489.185532859 | epot = 15498.603989512 | etot = 217987.789522371</text:span></text:p>
            <text:p><text:span text:style-name="T1">40000  ekin = 201700.272158382 | epot = 16287.5192333486 | etot = 217987.79139173</text:span></text:p>
            <text:p><text:span text:style-name="T1">45000  ekin = 202702.593572525 | epot = 15285.1926637539 | etot = 217987.786236279</text:span></text:p>
            <text:p><text:span text:style-name="T1">50000  ekin = 203983.187649126 | epot = 14004.6018785626 | etot = 217987.789527689</text:span></text:p>
            <text:p><text:span text:style-name="T1">     50000   3.8700245      0.39853733     0              6.2034089      1.9421376    </text:span></text:p>
            <text:p><text:span text:style-name="T1">Loop time of 24.5698 on 8 procs for 50000 steps with 35140 atoms</text:span></text:p>
            <text:p><text:span text:style-name="T1"/></text:p>
            <text:p><text:span text:style-name="T1">Performance: 17582.527 tau/day, 2035.015 timesteps/s, 71.510 Matom-step/s</text:span></text:p>
            <text:p><text:span text:style-name="T1">88.8% CPU use with 8 MPI tasks x 1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11.055     | 11.473     | 11.868     |   8.6 | 46.70</text:span></text:p>
            <text:p><text:span text:style-name="T1">Neigh   | 0.63861    | 0.66205    | 0.68784    |   2.2 |  2.69</text:span></text:p>
            <text:p><text:span text:style-name="T1">Comm    | 10.732     | 11.152     | 11.581     |   9.5 | 45.39</text:span></text:p>
            <text:p><text:span text:style-name="T1">Output  | 0.023417   | 0.027405   | 0.031328   |   1.6 |  0.11</text:span></text:p>
            <text:p><text:span text:style-name="T1">Modify  | 0.99259    | 1.0244     | 1.0677     |   2.6 |  4.17</text:span></text:p>
            <text:p><text:span text:style-name="T1">Other   |            | 0.2308     |            |       |  0.94</text:span></text:p>
            <text:p><text:span text:style-name="T1"/></text:p>
            <text:p><text:span text:style-name="T1">Nlocal:         4392.5 ave        4763 max        4020 min</text:span></text:p>
            <text:p><text:span text:style-name="T1">Histogram: 2 1 0 0 0 1 2 0 0 2</text:span></text:p>
            <text:p><text:span text:style-name="T1">Nghost:        10840.5 ave       11184 max       10528 min</text:span></text:p>
            <text:p><text:span text:style-name="T1">Histogram: 2 0 1 0 1 1 1 1 0 1</text:span></text:p>
            <text:p><text:span text:style-name="T1">Neighs:        83246.4 ave       95176 max       70031 min</text:span></text:p>
            <text:p><text:span text:style-name="T1">Histogram: 2 1 0 0 0 1 1 1 0 2</text:span></text:p>
            <text:p><text:span text:style-name="T1"/></text:p>
            <text:p><text:span text:style-name="T1">Total # of neighbors = 665971</text:span></text:p>
            <text:p><text:span text:style-name="T1">Ave neighs/atom = 18.951935</text:span></text:p>
            <text:p><text:span text:style-name="T1">Neighbor list builds = 155</text:span></text:p>
            <text:p><text:span text:style-name="T1">Dangerous builds = 0</text:span></text:p>
            <text:p><text:span text:style-name="T1"/></text:p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/></text:p>
            <text:p><text:span text:style-name="T1">Total wall time: 0:00:25</text:span></text:p>
          </table:table-cell>
          <table:table-cell table:number-columns-repeated="3" office:value-type="string" calcext:value-type="string">
            <text:p>Not Supported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, perpetual</text:span></text:p>
            <text:p><text:span text:style-name="T1">      attributes: half, newton off</text:span></text:p>
            <text:p><text:span text:style-name="T1">      pair build: half/bin/atomonly/newtoff</text:span></text:p>
            <text:p><text:span text:style-name="T1">      stencil: full/bin/3d</text:span></text:p>
            <text:p><text:span text:style-name="T1">      bin: standard</text:span></text:p>
            <text:p><text:span text:style-name="T1">0  ekin = 527.085 | epot = 217460.859680966 | etot = 217987.944680966</text:span></text:p>
            <text:p><text:span text:style-name="T1">Per MPI rank memory allocation (min/avg/max) = 6.89 | 6.895 | 6.899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              6.2034133      7.8610849    </text:span></text:p>
            <text:p><text:span text:style-name="T1">5000  ekin = 213998.010502844 | epot = 3989.76956199616 | etot = 217987.78006484</text:span></text:p>
            <text:p><text:span text:style-name="T1">10000  ekin = 212152.574073176 | epot = 5835.21523976081 | etot = 217987.789312937</text:span></text:p>
            <text:p><text:span text:style-name="T1">15000  ekin = 209320.050636871 | epot = 8667.73674504603 | etot = 217987.787381917</text:span></text:p>
            <text:p><text:span text:style-name="T1">20000  ekin = 207764.612037273 | epot = 10223.1790865495 | etot = 217987.791123823</text:span></text:p>
            <text:p><text:span text:style-name="T1">25000  ekin = 207203.455719124 | epot = 10784.3378958335 | etot = 217987.793614957</text:span></text:p>
            <text:p><text:span text:style-name="T1">30000  ekin = 205248.521254349 | epot = 12739.2644063978 | etot = 217987.785660747</text:span></text:p>
            <text:p><text:span text:style-name="T1">35000  ekin = 202489.185532859 | epot = 15498.603989512 | etot = 217987.789522371</text:span></text:p>
            <text:p><text:span text:style-name="T1">40000  ekin = 201700.272158382 | epot = 16287.5192333486 | etot = 217987.79139173</text:span></text:p>
            <text:p><text:span text:style-name="T1">45000  ekin = 202702.593572525 | epot = 15285.1926637539 | etot = 217987.786236279</text:span></text:p>
            <text:p><text:span text:style-name="T1">50000  ekin = 203983.187649126 | epot = 14004.6018785626 | etot = 217987.789527689</text:span></text:p>
            <text:p><text:span text:style-name="T1">     50000   3.8700245      0.39853733     0              6.2034089      1.9421376    </text:span></text:p>
            <text:p><text:span text:style-name="T1">Loop time of 24.1261 on 8 procs for 50000 steps with 35140 atoms</text:span></text:p>
            <text:p><text:span text:style-name="T1"/></text:p>
            <text:p><text:span text:style-name="T1">Performance: 17905.945 tau/day, 2072.447 timesteps/s, 72.826 Matom-step/s</text:span></text:p>
            <text:p><text:span text:style-name="T1">88.4% CPU use with 8 MPI tasks x 1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11.047     | 11.389     | 11.79      |   7.7 | 47.21</text:span></text:p>
            <text:p><text:span text:style-name="T1">Neigh   | 0.63781    | 0.66114    | 0.68272    |   2.0 |  2.74</text:span></text:p>
            <text:p><text:span text:style-name="T1">Comm    | 10.39      | 10.802     | 11.165     |   8.5 | 44.77</text:span></text:p>
            <text:p><text:span text:style-name="T1">Output  | 0.020184   | 0.023993   | 0.027758   |   1.6 |  0.10</text:span></text:p>
            <text:p><text:span text:style-name="T1">Modify  | 0.98164    | 1.0131     | 1.0482     |   2.4 |  4.20</text:span></text:p>
            <text:p><text:span text:style-name="T1">Other   |            | 0.2364     |            |       |  0.98</text:span></text:p>
            <text:p><text:span text:style-name="T1"/></text:p>
            <text:p><text:span text:style-name="T1">Nlocal:         4392.5 ave        4763 max        4020 min</text:span></text:p>
            <text:p><text:span text:style-name="T1">Histogram: 2 1 0 0 0 1 2 0 0 2</text:span></text:p>
            <text:p><text:span text:style-name="T1">Nghost:        10840.5 ave       11184 max       10528 min</text:span></text:p>
            <text:p><text:span text:style-name="T1">Histogram: 2 0 1 0 1 1 1 1 0 1</text:span></text:p>
            <text:p><text:span text:style-name="T1">Neighs:        83246.4 ave       95176 max       70031 min</text:span></text:p>
            <text:p><text:span text:style-name="T1">Histogram: 2 1 0 0 0 1 1 1 0 2</text:span></text:p>
            <text:p><text:span text:style-name="T1"/></text:p>
            <text:p><text:span text:style-name="T1">Total # of neighbors = 665971</text:span></text:p>
            <text:p><text:span text:style-name="T1">Ave neighs/atom = 18.951935</text:span></text:p>
            <text:p><text:span text:style-name="T1">Neighbor list builds = 155</text:span></text:p>
            <text:p><text:span text:style-name="T1">Dangerous builds = 0</text:span></text:p>
            <text:p><text:span text:style-name="T1"/></text:p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/></text:p>
            <text:p><text:span text:style-name="T1">Total wall time: 0:00:24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ff, kokkos_device</text:span></text:p>
            <text:p><text:span text:style-name="T1">      pair build: half/bin/newtoff/kk/device</text:span></text:p>
            <text:p><text:span text:style-name="T1">      stencil: full/bin/3d</text:span></text:p>
            <text:p><text:span text:style-name="T1">      bin: kk/device</text:span></text:p>
            <text:p><text:span text:style-name="T1">0  ekin = 527.085 | epot = 217460.859681004 | etot = 217987.944681004</text:span></text:p>
            <text:p><text:span text:style-name="T1">Per MPI rank memory allocation (min/avg/max) = 7.614 | 7.614 | 7.614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              6.2034133      7.8610849    </text:span></text:p>
            <text:p><text:span text:style-name="T1">5000  ekin = 213998.010502844 | epot = 3989.76956199615 | etot = 217987.78006484</text:span></text:p>
            <text:p><text:span text:style-name="T1">10000  ekin = 212152.574073176 | epot = 5835.21523976082 | etot = 217987.789312937</text:span></text:p>
            <text:p><text:span text:style-name="T1">15000  ekin = 209320.050636872 | epot = 8667.73674504543 | etot = 217987.787381917</text:span></text:p>
            <text:p><text:span text:style-name="T1">20000  ekin = 207764.612037276 | epot = 10223.1790865461 | etot = 217987.791123822</text:span></text:p>
            <text:p><text:span text:style-name="T1">25000  ekin = 207203.455716511 | epot = 10784.3378984467 | etot = 217987.793614957</text:span></text:p>
            <text:p><text:span text:style-name="T1">30000  ekin = 205248.521223003 | epot = 12739.2644377771 | etot = 217987.78566078</text:span></text:p>
            <text:p><text:span text:style-name="T1">35000  ekin = 202489.18550261 | epot = 15498.6040196187 | etot = 217987.789522229</text:span></text:p>
            <text:p><text:span text:style-name="T1">40000  ekin = 201700.28812018 | epot = 16287.5032777172 | etot = 217987.791397898</text:span></text:p>
            <text:p><text:span text:style-name="T1">45000  ekin = 202701.654170799 | epot = 15286.1320502141 | etot = 217987.786221013</text:span></text:p>
            <text:p><text:span text:style-name="T1">50000  ekin = 203986.073843025 | epot = 14001.715646433 | etot = 217987.789489458</text:span></text:p>
            <text:p><text:span text:style-name="T1">     50000   3.8700793      0.3984552      0              6.2034089      1.9419575    </text:span></text:p>
            <text:p><text:span text:style-name="T1">Loop time of 25.198 on 8 procs for 50000 steps with 35140 atoms</text:span></text:p>
            <text:p><text:span text:style-name="T1"/></text:p>
            <text:p><text:span text:style-name="T1">Performance: 17144.191 tau/day, 1984.281 timesteps/s, 69.728 Matom-step/s</text:span></text:p>
            <text:p><text:span text:style-name="T1">89.3% CPU use with 8 MPI tasks x 1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11.193     | 11.514     | 11.853     |   6.6 | 45.69</text:span></text:p>
            <text:p><text:span text:style-name="T1">Neigh   | 0.67368    | 0.6989     | 0.72622    |   2.2 |  2.77</text:span></text:p>
            <text:p><text:span text:style-name="T1">Comm    | 10.748     | 11.135     | 11.563     |   7.9 | 44.19</text:span></text:p>
            <text:p><text:span text:style-name="T1">Output  | 0.025476   | 0.029411   | 0.033217   |   1.5 |  0.12</text:span></text:p>
            <text:p><text:span text:style-name="T1">Modify  | 1.4304     | 1.4736     | 1.5127     |   2.3 |  5.85</text:span></text:p>
            <text:p><text:span text:style-name="T1">Other   |            | 0.3468     |            |       |  1.38</text:span></text:p>
            <text:p><text:span text:style-name="T1"/></text:p>
            <text:p><text:span text:style-name="T1">Nlocal:         4392.5 ave        4763 max        4020 min</text:span></text:p>
            <text:p><text:span text:style-name="T1">Histogram: 2 1 0 0 0 1 2 0 0 2</text:span></text:p>
            <text:p><text:span text:style-name="T1">Nghost:        10840.5 ave       11184 max       10528 min</text:span></text:p>
            <text:p><text:span text:style-name="T1">Histogram: 2 0 1 0 1 1 1 1 0 1</text:span></text:p>
            <text:p><text:span text:style-name="T1">Neighs:        83242.1 ave       95174 max       70031 min</text:span></text:p>
            <text:p><text:span text:style-name="T1">Histogram: 2 1 0 0 0 1 1 1 0 2</text:span></text:p>
            <text:p><text:span text:style-name="T1"/></text:p>
            <text:p><text:span text:style-name="T1">Total # of neighbors = 665937</text:span></text:p>
            <text:p><text:span text:style-name="T1">Ave neighs/atom = 18.950968</text:span></text:p>
            <text:p><text:span text:style-name="T1">Neighbor list builds = 155</text:span></text:p>
            <text:p><text:span text:style-name="T1">Dangerous builds = 0</text:span></text:p>
            <text:p><text:span text:style-name="T1"/></text:p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/></text:p>
            <text:p><text:span text:style-name="T1">Total wall time: 0:00:25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ff, kokkos_device</text:span></text:p>
            <text:p><text:span text:style-name="T1">      pair build: half/bin/newtoff/kk/device</text:span></text:p>
            <text:p><text:span text:style-name="T1">      stencil: full/bin/3d</text:span></text:p>
            <text:p><text:span text:style-name="T1">      bin: kk/device</text:span></text:p>
            <text:p><text:span text:style-name="T1">0  ekin = 527.084999999999 | epot = 217460.859680998 | etot = 217987.944680998</text:span></text:p>
            <text:p><text:span text:style-name="T1">Per MPI rank memory allocation (min/avg/max) = 34.14 | 34.14 | 34.14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              6.2034133      7.8610849    </text:span></text:p>
            <text:p><text:span text:style-name="T1">5000  ekin = 213998.010502845 | epot = 3989.76956199609 | etot = 217987.780064841</text:span></text:p>
            <text:p><text:span text:style-name="T1">10000  ekin = 212152.574073365 | epot = 5835.21523957038 | etot = 217987.789312935</text:span></text:p>
            <text:p><text:span text:style-name="T1">15000  ekin = 209320.050640865 | epot = 8667.73674104827 | etot = 217987.787381914</text:span></text:p>
            <text:p><text:span text:style-name="T1">20000  ekin = 207764.611738638 | epot = 10223.1793852264 | etot = 217987.791123865</text:span></text:p>
            <text:p><text:span text:style-name="T1">25000  ekin = 207203.453837221 | epot = 10784.3397749362 | etot = 217987.793612157</text:span></text:p>
            <text:p><text:span text:style-name="T1">30000  ekin = 205247.611966185 | epot = 12740.1737060046 | etot = 217987.785672189</text:span></text:p>
            <text:p><text:span text:style-name="T1">35000  ekin = 202588.538596151 | epot = 15399.2496521654 | etot = 217987.788248316</text:span></text:p>
            <text:p><text:span text:style-name="T1">40000  ekin = 201729.457303992 | epot = 16258.3355886962 | etot = 217987.792892688</text:span></text:p>
            <text:p><text:span text:style-name="T1">45000  ekin = 202793.774459107 | epot = 15194.0122032444 | etot = 217987.786662351</text:span></text:p>
            <text:p><text:span text:style-name="T1">50000  ekin = 204016.627791917 | epot = 13971.162407668 | etot = 217987.790199585</text:span></text:p>
            <text:p><text:span text:style-name="T1">     50000   3.870659       0.39758573     0              6.2034089      1.9414507    </text:span></text:p>
            <text:p><text:span text:style-name="T1">Loop time of 78.8456 on 2 procs for 50000 steps with 35140 atoms</text:span></text:p>
            <text:p><text:span text:style-name="T1"/></text:p>
            <text:p><text:span text:style-name="T1">Performance: 5479.060 tau/day, 634.150 timesteps/s, 22.284 Matom-step/s</text:span></text:p>
            <text:p><text:span text:style-name="T1">99.9% CPU use with 1 MPI tasks x 2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9.0483     | 9.0483     | 9.0483     |   0.0 | 11.48</text:span></text:p>
            <text:p><text:span text:style-name="T1">Neigh   | 0.23384    | 0.23384    | 0.23384    |   0.0 |  0.30</text:span></text:p>
            <text:p><text:span text:style-name="T1">Comm    | 48.003     | 48.003     | 48.003     |   0.0 | 60.88</text:span></text:p>
            <text:p><text:span text:style-name="T1">Output  | 0.14419    | 0.14419    | 0.14419    |   0.0 |  0.18</text:span></text:p>
            <text:p><text:span text:style-name="T1">Modify  | 20.995     | 20.995     | 20.995     |   0.0 | 26.63</text:span></text:p>
            <text:p><text:span text:style-name="T1">Other   |            | 0.4217     |            |       |  0.53</text:span></text:p>
            <text:p><text:span text:style-name="T1"/></text:p>
            <text:p><text:span text:style-name="T1">Nlocal:          35140 ave       35140 max       35140 min</text:span></text:p>
            <text:p><text:span text:style-name="T1">Histogram: 1 0 0 0 0 0 0 0 0 0</text:span></text:p>
            <text:p><text:span text:style-name="T1">Nghost:          48658 ave       48658 max       48658 min</text:span></text:p>
            <text:p><text:span text:style-name="T1">Histogram: 1 0 0 0 0 0 0 0 0 0</text:span></text:p>
            <text:p><text:span text:style-name="T1">Neighs:         649114 ave      649114 max      649114 min</text:span></text:p>
            <text:p><text:span text:style-name="T1">Histogram: 1 0 0 0 0 0 0 0 0 0</text:span></text:p>
            <text:p><text:span text:style-name="T1"/></text:p>
            <text:p><text:span text:style-name="T1">Total # of neighbors = 649114</text:span></text:p>
            <text:p><text:span text:style-name="T1">Ave neighs/atom = 18.472225</text:span></text:p>
            <text:p><text:span text:style-name="T1">Neighbor list builds = 155</text:span></text:p>
            <text:p><text:span text:style-name="T1">Dangerous builds = 0</text:span></text:p>
            <text:p><text:span text:style-name="T1"/></text:p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/></text:p>
            <text:p><text:span text:style-name="T1">Total wall time: 0:01:19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ff, kokkos_device</text:span></text:p>
            <text:p><text:span text:style-name="T1">      pair build: half/bin/newtoff/kk/device</text:span></text:p>
            <text:p><text:span text:style-name="T1">      stencil: full/bin/3d</text:span></text:p>
            <text:p><text:span text:style-name="T1">      bin: kk/device</text:span></text:p>
            <text:p><text:span text:style-name="T1">0  ekin = 527.084999999999 | epot = 217460.859680998 | etot = 217987.944680998</text:span></text:p>
            <text:p><text:span text:style-name="T1">Per MPI rank memory allocation (min/avg/max) = 32.22 | 32.22 | 32.22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              6.2034133      7.8610849    </text:span></text:p>
            <text:p><text:span text:style-name="T1">5000  ekin = 213998.010502845 | epot = 3989.76956199609 | etot = 217987.780064841</text:span></text:p>
            <text:p><text:span text:style-name="T1">10000  ekin = 212152.574073365 | epot = 5835.21523957038 | etot = 217987.789312935</text:span></text:p>
            <text:p><text:span text:style-name="T1">15000  ekin = 209320.05064086 | epot = 8667.73674105344 | etot = 217987.787381913</text:span></text:p>
            <text:p><text:span text:style-name="T1">20000  ekin = 207764.611738525 | epot = 10223.1793853383 | etot = 217987.791123863</text:span></text:p>
            <text:p><text:span text:style-name="T1">25000  ekin = 207203.453847454 | epot = 10784.339764705 | etot = 217987.793612159</text:span></text:p>
            <text:p><text:span text:style-name="T1">30000  ekin = 205247.612000095 | epot = 12740.1736721632 | etot = 217987.785672258</text:span></text:p>
            <text:p><text:span text:style-name="T1">35000  ekin = 202588.538997198 | epot = 15399.2492496378 | etot = 217987.788246835</text:span></text:p>
            <text:p><text:span text:style-name="T1">40000  ekin = 201729.100494895 | epot = 16258.6923940179 | etot = 217987.792888913</text:span></text:p>
            <text:p><text:span text:style-name="T1">45000  ekin = 202794.389359253 | epot = 15193.3973948037 | etot = 217987.786754057</text:span></text:p>
            <text:p><text:span text:style-name="T1">50000  ekin = 203959.451150471 | epot = 14028.3403846395 | etot = 217987.79153511</text:span></text:p>
            <text:p><text:span text:style-name="T1">     50000   3.8695742      0.39921287     0              6.203409       1.9434117    </text:span></text:p>
            <text:p><text:span text:style-name="T1">Loop time of 10.7278 on 2 procs for 50000 steps with 35140 atoms</text:span></text:p>
            <text:p><text:span text:style-name="T1"/></text:p>
            <text:p><text:span text:style-name="T1">Performance: 40269.105 tau/day, 4660.776 timesteps/s, 163.780 Matom-step/s</text:span></text:p>
            <text:p><text:span text:style-name="T1">99.7% CPU use with 1 MPI tasks x 2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0.49979    | 0.49979    | 0.49979    |   0.0 |  4.66</text:span></text:p>
            <text:p><text:span text:style-name="T1">Neigh   | 0.20521    | 0.20521    | 0.20521    |   0.0 |  1.91</text:span></text:p>
            <text:p><text:span text:style-name="T1">Comm    | 0.33141    | 0.33141    | 0.33141    |   0.0 |  3.09</text:span></text:p>
            <text:p><text:span text:style-name="T1">Output  | 0.14507    | 0.14507    | 0.14507    |   0.0 |  1.35</text:span></text:p>
            <text:p><text:span text:style-name="T1">Modify  | 9.2965     | 9.2965     | 9.2965     |   0.0 | 86.66</text:span></text:p>
            <text:p><text:span text:style-name="T1">Other   |            | 0.2499     |            |       |  2.33</text:span></text:p>
            <text:p><text:span text:style-name="T1"/></text:p>
            <text:p><text:span text:style-name="T1">Nlocal:          35140 ave       35140 max       35140 min</text:span></text:p>
            <text:p><text:span text:style-name="T1">Histogram: 1 0 0 0 0 0 0 0 0 0</text:span></text:p>
            <text:p><text:span text:style-name="T1">Nghost:          48655 ave       48655 max       48655 min</text:span></text:p>
            <text:p><text:span text:style-name="T1">Histogram: 1 0 0 0 0 0 0 0 0 0</text:span></text:p>
            <text:p><text:span text:style-name="T1">Neighs:         649150 ave      649150 max      649150 min</text:span></text:p>
            <text:p><text:span text:style-name="T1">Histogram: 1 0 0 0 0 0 0 0 0 0</text:span></text:p>
            <text:p><text:span text:style-name="T1"/></text:p>
            <text:p><text:span text:style-name="T1">Total # of neighbors = 649150</text:span></text:p>
            <text:p><text:span text:style-name="T1">Ave neighs/atom = 18.47325</text:span></text:p>
            <text:p><text:span text:style-name="T1">Neighbor list builds = 155</text:span></text:p>
            <text:p><text:span text:style-name="T1">Dangerous builds = 0</text:span></text:p>
            <text:p><text:span text:style-name="T1"/></text:p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/></text:p>
            <text:p><text:span text:style-name="T1">Total wall time: 0:00:11</text:span></text:p>
          </table:table-cell>
          <table:table-cell/>
        </table:table-row>
        <table:table-row table:style-name="ro1">
          <table:table-cell table:style-name="ce1"/>
          <table:table-cell office:value-type="string" calcext:value-type="string" table:number-columns-spanned="16" table:number-rows-spanned="1">
            <text:p>Neigh_modify 1000</text:p>
            <text:p>Neigh_modify delay 0 every 1000 check yes</text:p>
          </table:table-cell>
          <table:covered-table-cell table:number-columns-repeated="3" table:style-name="ce16"/>
          <table:covered-table-cell/>
          <table:covered-table-cell table:number-columns-repeated="3" table:style-name="ce16"/>
          <table:covered-table-cell/>
          <table:covered-table-cell table:number-columns-repeated="3" table:style-name="ce16"/>
          <table:covered-table-cell/>
          <table:covered-table-cell table:number-columns-repeated="3" table:style-name="ce16"/>
          <table:table-cell/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 table:number-columns-spanned="8" table:number-rows-spanned="1">
            <text:p>newton on</text:p>
          </table:table-cell>
          <table:covered-table-cell table:number-columns-repeated="4" table:style-name="ce17"/>
          <table:covered-table-cell table:number-columns-repeated="3"/>
          <table:table-cell table:style-name="ce3" office:value-type="string" calcext:value-type="string" table:number-columns-spanned="8" table:number-rows-spanned="1">
            <text:p>newton off</text:p>
          </table:table-cell>
          <table:covered-table-cell table:number-columns-repeated="4" table:style-name="ce17"/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 table:number-columns-spanned="4" table:number-rows-spanned="1">
            <text:p>Stable</text:p>
          </table:table-cell>
          <table:covered-table-cell table:number-columns-repeated="3" table:style-name="ce17"/>
          <table:table-cell table:style-name="ce3" office:value-type="string" calcext:value-type="string" table:number-columns-spanned="4" table:number-rows-spanned="1">
            <text:p>My Kokkos Branch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Stable</text:p>
          </table:table-cell>
          <table:covered-table-cell table:number-columns-repeated="3" table:style-name="ce17"/>
          <table:table-cell table:style-name="ce3" office:value-type="string" calcext:value-type="string" table:number-columns-spanned="4" table:number-rows-spanned="1">
            <text:p>My Kokkos Branch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Run Type</text:p>
          </table:table-cell>
          <table:table-cell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/>
        </table:table-row>
        <table:table-row table:style-name="ro1">
          <table:table-cell office:value-type="string" calcext:value-type="string">
            <text:p>Pass/Fail</text:p>
          </table:table-cell>
          <table:table-cell table:style-name="ce15" office:value-type="string" calcext:value-type="string">
            <text:p>FAIL</text:p>
          </table:table-cell>
          <table:table-cell table:number-columns-repeated="3" office:value-type="string" calcext:value-type="string">
            <text:p>Not Supported</text:p>
          </table:table-cell>
          <table:table-cell table:number-columns-repeated="4" table:style-name="ce21" office:value-type="string" calcext:value-type="string">
            <text:p>Skipping as vanilla unstable</text:p>
          </table:table-cell>
          <table:table-cell table:style-name="ce15" office:value-type="string" calcext:value-type="string">
            <text:p>FAIL</text:p>
          </table:table-cell>
          <table:table-cell table:number-columns-repeated="3" office:value-type="string" calcext:value-type="string">
            <text:p>Not Supported</text:p>
          </table:table-cell>
          <table:table-cell table:style-name="ce15" office:value-type="string" calcext:value-type="string">
            <text:p>FAIL</text:p>
          </table:table-cell>
          <table:table-cell table:number-columns-repeated="3" table:style-name="ce21" office:value-type="string" calcext:value-type="string">
            <text:p>Skipping as vanilla unstable</text:p>
          </table:table-cell>
          <table:table-cell/>
        </table:table-row>
        <table:table-row table:style-name="ro1">
          <table:table-cell office:value-type="string" calcext:value-type="string">
            <text:p>Comments</text:p>
          </table:table-cell>
          <table:table-cell table:style-name="ce6"/>
          <table:table-cell table:number-columns-repeated="3" office:value-type="string" calcext:value-type="string">
            <text:p>Not Supported</text:p>
          </table:table-cell>
          <table:table-cell table:number-columns-repeated="4" table:style-name="ce21" office:value-type="string" calcext:value-type="string">
            <text:p>Skipping as vanilla unstable</text:p>
          </table:table-cell>
          <table:table-cell table:style-name="ce21"/>
          <table:table-cell table:number-columns-repeated="3" office:value-type="string" calcext:value-type="string">
            <text:p>Not Supported</text:p>
          </table:table-cell>
          <table:table-cell table:style-name="ce21"/>
          <table:table-cell table:number-columns-repeated="3" table:style-name="ce21" office:value-type="string" calcext:value-type="string">
            <text:p>Skipping as vanilla unstable</text:p>
          </table:table-cell>
          <table:table-cell/>
        </table:table-row>
        <table:table-row table:style-name="ro3">
          <table:table-cell office:value-type="string" calcext:value-type="string">
            <text:p>LAMMPS Log</text:p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, perpetual</text:span></text:p>
            <text:p><text:span text:style-name="T1">      attributes: half, newton on</text:span></text:p>
            <text:p><text:span text:style-name="T1">      pair build: half/bin/atomonly/newton</text:span></text:p>
            <text:p><text:span text:style-name="T1">      stencil: half/bin/3d</text:span></text:p>
            <text:p><text:span text:style-name="T1">      bin: standard</text:span></text:p>
            <text:p><text:span text:style-name="T1">Setting up Verlet run ...</text:span></text:p>
            <text:p><text:span text:style-name="T1">  Unit style    : lj</text:span></text:p>
            <text:p><text:span text:style-name="T1">  Current step  : 0</text:span></text:p>
            <text:p><text:span text:style-name="T1">  Time step     : 0.0001</text:span></text:p>
            <text:p><text:span text:style-name="T1">0  ekin = 527.085 | epot = 217460.859680978 | etot = 217987.944680978</text:span></text:p>
            <text:p><text:span text:style-name="T1">Per MPI rank memory allocation (min/avg/max) = 6.89 | 6.895 | 6.899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              6.2034133      7.8610849    </text:span></text:p>
            <text:p><text:span text:style-name="T1">5000  ekin = 1.23923289344234e+21 | epot = 5697236923635.48 | etot = 1.23923289913957e+21</text:span></text:p>
            <text:p><text:span text:style-name="T1">10000  ekin = 7.8469808873889e+25 | epot = 1.51537590574536e+15 | etot = 7.84698088754044e+25</text:span></text:p>
            <text:p><text:span text:style-name="T1">15000  ekin = 2.48058504081686e+23 | epot = 82323468054748.2 | etot = 2.48058504164009e+23</text:span></text:p>
            <text:p><text:span text:style-name="T1">20000  ekin = 1.39380303531353e+35 | epot = 1.74851556171157e+19 | etot = 1.39380303531353e+35</text:span></text:p>
            <text:p><text:span text:style-name="T1">25000  ekin = 2.83074217287237e+37 | epot = 2.02231031531521e+20 | etot = 2.83074217287237e+37</text:span></text:p>
            <text:p><text:span text:style-name="T1">30000  ekin = 3.68376568156643e+22 | epot = 44655403758991.4 | etot = 3.68376568603197e+22</text:span></text:p>
            <text:p><text:span text:style-name="T1">35000  ekin = 4.69257925538708e+20 | epot = 6098718222276.88 | etot = 4.69257931637426e+20</text:span></text:p>
            <text:p><text:span text:style-name="T1">40000  ekin = 1.19836229092557e+25 | epot = 446627059626995 | etot = 1.19836229097024e+25</text:span></text:p>
            <text:p><text:span text:style-name="T1">45000  ekin = 2.15447171128733e+20 | epot = 2615811986083.31 | etot = 2.15447173744545e+20</text:span></text:p>
            <text:p><text:span text:style-name="T1">50000  ekin = 1.01104427877767e+27 | epot = 3.06033823870476e+15 | etot = 1.01104427878073e+27</text:span></text:p>
            <text:p><text:span text:style-name="T1">ERROR: Lost atoms: original 35140 current 7934 (src/thermo.cpp:518)</text:span></text:p>
            <text:p><text:span text:style-name="T1">--------------------------------------------------------------------------</text:span></text:p>
            <text:p><text:span text:style-name="T1">prterun detected that one or more processes exited with non-zero status,</text:span></text:p>
            <text:p><text:span text:style-name="T1">thus causing the job to be terminated. The first process to do so was:</text:span></text:p>
            <text:p><text:span text:style-name="T1"/></text:p>
            <text:p><text:span text:style-name="T1">   Process name: [prterun-lewis-B550-AORUS-ELITE-AX-V2-11564@1,0] Exit code:    1</text:span></text:p>
            <text:p><text:span text:style-name="T1">--------------------------------------------------------------------------</text:span></text:p>
            <text:p><text:span text:style-name="T1"/></text:p>
          </table:table-cell>
          <table:table-cell table:number-columns-repeated="3" office:value-type="string" calcext:value-type="string">
            <text:p>Not Supported</text:p>
          </table:table-cell>
          <table:table-cell table:number-columns-repeated="4" table:style-name="ce21" office:value-type="string" calcext:value-type="string">
            <text:p>Skipping as vanilla unstable</text:p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, perpetual</text:span></text:p>
            <text:p><text:span text:style-name="T1">      attributes: half, newton off</text:span></text:p>
            <text:p><text:span text:style-name="T1">      pair build: half/bin/atomonly/newtoff</text:span></text:p>
            <text:p><text:span text:style-name="T1">      stencil: full/bin/3d</text:span></text:p>
            <text:p><text:span text:style-name="T1">      bin: standard</text:span></text:p>
            <text:p><text:span text:style-name="T1">Setting up Verlet run ...</text:span></text:p>
            <text:p><text:span text:style-name="T1">  Unit style    : lj</text:span></text:p>
            <text:p><text:span text:style-name="T1">  Current step  : 0</text:span></text:p>
            <text:p><text:span text:style-name="T1">  Time step     : 0.0001</text:span></text:p>
            <text:p><text:span text:style-name="T1">0  ekin = 527.085 | epot = 217460.859680966 | etot = 217987.944680966</text:span></text:p>
            <text:p><text:span text:style-name="T1">Per MPI rank memory allocation (min/avg/max) = 6.89 | 6.895 | 6.899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              6.2034133      7.8610849    </text:span></text:p>
            <text:p><text:span text:style-name="T1">5000  ekin = 1.23923289344234e+21 | epot = 5697236923635.47 | etot = 1.23923289913957e+21</text:span></text:p>
            <text:p><text:span text:style-name="T1">10000  ekin = 3.05123909378639e+27 | epot = 9.33316493414121e+15 | etot = 3.05123909379572e+27</text:span></text:p>
            <text:p><text:span text:style-name="T1">15000  ekin = 1.56033878831919e+34 | epot = 9.16028338933674e+18 | etot = 1.56033878831919e+34</text:span></text:p>
            <text:p><text:span text:style-name="T1">20000  ekin = 1.28797242177406e+36 | epot = 4.86444358531063e+19 | etot = 1.28797242177406e+36</text:span></text:p>
            <text:p><text:span text:style-name="T1">25000  ekin = 7.76623573114631e+22 | epot = 49101953817878.1 | etot = 7.7662357360565e+22</text:span></text:p>
            <text:p><text:span text:style-name="T1">30000  ekin = 2.13617850868601e+27 | epot = 5.47026096077116e+15 | etot = 2.13617850869148e+27</text:span></text:p>
            <text:p><text:span text:style-name="T1">35000  ekin = 1.89836106664288e+34 | epot = 6.93612632253208e+18 | etot = 1.89836106664288e+34</text:span></text:p>
            <text:p><text:span text:style-name="T1">40000  ekin = 6.55706069534145e+21 | epot = 14018539339460.5 | etot = 6.55706070935999e+21</text:span></text:p>
            <text:p><text:span text:style-name="T1">45000  ekin = 6.13730144468007e+23 | epot = 100936519032279 | etot = 6.13730144568944e+23</text:span></text:p>
            <text:p><text:span text:style-name="T1">50000  ekin = 4.8605579357808e+17 | epot = 213214236155.636 | etot = 4.86056006792316e+17</text:span></text:p>
            <text:p><text:span text:style-name="T1">ERROR: Lost atoms: original 35140 current 7809 (src/thermo.cpp:518)</text:span></text:p>
            <text:p><text:span text:style-name="T1">--------------------------------------------------------------------------</text:span></text:p>
            <text:p><text:span text:style-name="T1">prterun detected that one or more processes exited with non-zero status,</text:span></text:p>
            <text:p><text:span text:style-name="T1">thus causing the job to be terminated. The first process to do so was:</text:span></text:p>
            <text:p><text:span text:style-name="T1"/></text:p>
            <text:p><text:span text:style-name="T1">   Process name: [prterun-lewis-B550-AORUS-ELITE-AX-V2-11453@1,3] Exit code:    1</text:span></text:p>
            <text:p><text:span text:style-name="T1">--------------------------------------------------------------------------</text:span></text:p>
            <text:p><text:span text:style-name="T1"/></text:p>
          </table:table-cell>
          <table:table-cell table:number-columns-repeated="3" office:value-type="string" calcext:value-type="string">
            <text:p>Not Supported</text:p>
          </table:table-cell>
          <table:table-cell table:style-name="ce18" office:value-type="string" calcext:value-type="string">
            <text:p>Generated 0 of 1 mixed pair_coeff terms from geometric mixing rule</text:p>
            <text:p>Neighbor list info ...</text:p>
            <text:p>  update: every = 1000 steps, delay = 0 steps, check = yes</text:p>
            <text:p>  max neighbors/atom: 2000, page size: 100000</text:p>
            <text:p>  master list distance cutoff = 2.6224615</text:p>
            <text:p>  ghost atom cutoff = 6</text:p>
            <text:p>  binsize = 1.3112308, bins = 39 39 39</text:p>
            <text:p>  1 neighbor lists, perpetual/occasional/extra = 1 0 0</text:p>
            <text:p>  (1) pair lj/cut, perpetual</text:p>
            <text:p>      attributes: half, newton off</text:p>
            <text:p>      pair build: half/bin/atomonly/newtoff</text:p>
            <text:p>      stencil: full/bin/3d</text:p>
            <text:p>      bin: standard</text:p>
            <text:p>Setting up Verlet run ...</text:p>
            <text:p>  Unit style    : lj</text:p>
            <text:p>  Current step  : 0</text:p>
            <text:p>  Time step     : 0.0001</text:p>
            <text:p>0  ekin = 527.085 | epot = 217460.859680966 | etot = 217987.944680966</text:p>
            <text:p>Per MPI rank memory allocation (min/avg/max) = 6.89 | 6.895 | 6.899 Mbytes</text:p>
            <text:p>   Step          Temp          E_pair         E_mol          TotEng         Press     </text:p>
            <text:p>         0   0.01           6.1884138      0              6.2034133      7.8610849    </text:p>
            <text:p>5000  ekin = 1.23923289344234e+21 | epot = 5697236923635.47 | etot = 1.23923289913957e+21</text:p>
            <text:p>10000  ekin = 3.05123909378639e+27 | epot = 9.33316493414121e+15 | etot = 3.05123909379572e+27</text:p>
            <text:p>15000  ekin = 1.56033878831919e+34 | epot = 9.16028338933674e+18 | etot = 1.56033878831919e+34</text:p>
            <text:p>20000  ekin = 1.28797242177406e+36 | epot = 4.86444358531063e+19 | etot = 1.28797242177406e+36</text:p>
            <text:p>25000  ekin = 7.76623573114631e+22 | epot = 49101953817878.1 | etot = 7.7662357360565e+22</text:p>
            <text:p>30000  ekin = 2.13617850868601e+27 | epot = 5.47026096077116e+15 | etot = 2.13617850869148e+27</text:p>
            <text:p>35000  ekin = 1.89836106664288e+34 | epot = 6.93612632253208e+18 | etot = 1.89836106664288e+34</text:p>
            <text:p>40000  ekin = 6.55706069534145e+21 | epot = 14018539339460.5 | etot = 6.55706070935999e+21</text:p>
            <text:p>45000  ekin = 6.13730144468007e+23 | epot = 100936519032279 | etot = 6.13730144568944e+23</text:p>
            <text:p>50000  ekin = 4.8605579357808e+17 | epot = 213214236155.636 | etot = 4.86056006792316e+17</text:p>
            <text:p>ERROR: Lost atoms: original 35140 current 7809 (src/thermo.cpp:518)</text:p>
            <text:p>--------------------------------------------------------------------------</text:p>
            <text:p>prterun detected that one or more processes exited with non-zero status,</text:p>
            <text:p>thus causing the job to be terminated. The first process to do so was:</text:p>
            <text:p/>
            <text:p>   Process name: [prterun-lewis-B550-AORUS-ELITE-AX-V2-11387@1,0] Exit code:    1</text:p>
            <text:p>--------------------------------------------------------------------------</text:p>
            <text:p/>
          </table:table-cell>
          <table:table-cell table:number-columns-repeated="3" table:style-name="ce21" office:value-type="string" calcext:value-type="string">
            <text:p>Skipping as vanilla unstabl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7:02:55.670409292</meta:creation-date>
    <dc:date>2025-03-17T12:33:51.428473780</dc:date>
    <meta:editing-duration>PT3H48M48S</meta:editing-duration>
    <meta:editing-cycles>98</meta:editing-cycles>
    <meta:generator>LibreOffice/7.3.7.2$Linux_X86_64 LibreOffice_project/30$Build-2</meta:generator>
    <meta:document-statistic meta:table-count="1" meta:cell-count="208" meta:object-count="0"/>
  </office:meta>
</office:document-meta>
</file>